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611in"/>
    </style:style>
    <style:style style:name="Table1.C" style:family="table-column">
      <style:table-column-properties style:column-width="4.4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4.4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1611in"/>
    </style:style>
    <style:style style:name="Table4.C" style:family="table-column">
      <style:table-column-properties style:column-width="4.4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1.6146in"/>
    </style:style>
    <style:style style:name="Table6.C" style:family="table-column">
      <style:table-column-properties style:column-width="4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0625in"/>
    </style:style>
    <style:style style:name="Table18.B" style:family="table-column">
      <style:table-column-properties style:column-width="1.1611in"/>
    </style:style>
    <style:style style:name="Table18.C" style:family="table-column">
      <style:table-column-properties style:column-width="4.4743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0625in"/>
    </style:style>
    <style:style style:name="Table16.B" style:family="table-column">
      <style:table-column-properties style:column-width="1.1611in"/>
    </style:style>
    <style:style style:name="Table16.C" style:family="table-column">
      <style:table-column-properties style:column-width="4.474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5104in"/>
    </style:style>
    <style:style style:name="Table15.B" style:family="table-column">
      <style:table-column-properties style:column-width="1.6146in"/>
    </style:style>
    <style:style style:name="Table15.C" style:family="table-column">
      <style:table-column-properties style:column-width="4.57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1.1611in"/>
    </style:style>
    <style:style style:name="Table8.C" style:family="table-column">
      <style:table-column-properties style:column-width="4.474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104in"/>
    </style:style>
    <style:style style:name="Table9.B" style:family="table-column">
      <style:table-column-properties style:column-width="1.6146in"/>
    </style:style>
    <style:style style:name="Table9.C" style:family="table-column">
      <style:table-column-properties style:column-width="4.5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5104in"/>
    </style:style>
    <style:style style:name="Table13.B" style:family="table-column">
      <style:table-column-properties style:column-width="1.6146in"/>
    </style:style>
    <style:style style:name="Table13.C" style:family="table-column">
      <style:table-column-properties style:column-width="4.57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7" style:family="paragraph" style:parent-style-name="Standard">
      <style:text-properties fo:font-weight="bold" officeooo:rsid="00084b9f" officeooo:paragraph-rsid="00ced058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1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2" style:family="paragraph" style:parent-style-name="Standard">
      <style:text-properties fo:font-weight="bold" officeooo:rsid="0008a0bd" officeooo:paragraph-rsid="00ced058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20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21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2" style:family="paragraph" style:parent-style-name="Standard">
      <style:text-properties fo:font-weight="bold" officeooo:rsid="000a0ba2" officeooo:paragraph-rsid="00ced058" style:font-weight-asian="bold" style:font-weight-complex="bold"/>
    </style:style>
    <style:style style:name="P23" style:family="paragraph" style:parent-style-name="Standard">
      <style:text-properties fo:font-weight="bold" officeooo:rsid="000a0ba2" officeooo:paragraph-rsid="00df74b2" style:font-weight-asian="bold" style:font-weight-complex="bold"/>
    </style:style>
    <style:style style:name="P24" style:family="paragraph" style:parent-style-name="Standard">
      <style:text-properties fo:font-weight="bold" officeooo:rsid="000a0ba2" officeooo:paragraph-rsid="00e27dfe" style:font-weight-asian="bold" style:font-weight-complex="bold"/>
    </style:style>
    <style:style style:name="P25" style:family="paragraph" style:parent-style-name="Standard">
      <style:text-properties fo:font-weight="bold" officeooo:paragraph-rsid="003c6a3c" style:font-weight-asian="bold" style:font-weight-complex="bold"/>
    </style:style>
    <style:style style:name="P26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7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8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9" style:family="paragraph" style:parent-style-name="Standard">
      <style:text-properties fo:font-weight="bold" officeooo:paragraph-rsid="0055e1d1" style:font-weight-asian="bold" style:font-weight-complex="bold"/>
    </style:style>
    <style:style style:name="P30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31" style:family="paragraph" style:parent-style-name="Standard">
      <style:text-properties fo:font-weight="bold" officeooo:rsid="005ade35" officeooo:paragraph-rsid="00d22949" style:font-weight-asian="bold" style:font-weight-complex="bold"/>
    </style:style>
    <style:style style:name="P32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33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4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5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36" style:family="paragraph" style:parent-style-name="Standard">
      <style:text-properties fo:font-weight="bold" officeooo:rsid="005f39e8" officeooo:paragraph-rsid="00ced058" style:font-weight-asian="bold" style:font-weight-complex="bold"/>
    </style:style>
    <style:style style:name="P37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38" style:family="paragraph" style:parent-style-name="Standard">
      <style:text-properties fo:font-weight="bold" officeooo:rsid="00868d7d" officeooo:paragraph-rsid="00f9951e" style:font-weight-asian="bold" style:font-weight-complex="bold"/>
    </style:style>
    <style:style style:name="P39" style:family="paragraph" style:parent-style-name="Standard">
      <style:text-properties fo:font-weight="bold" officeooo:rsid="00868d7d" officeooo:paragraph-rsid="0107d79d" style:font-weight-asian="bold" style:font-weight-complex="bold"/>
    </style:style>
    <style:style style:name="P40" style:family="paragraph" style:parent-style-name="Standard">
      <style:text-properties fo:font-weight="bold" officeooo:paragraph-rsid="008e7c68" style:font-weight-asian="bold" style:font-weight-complex="bold"/>
    </style:style>
    <style:style style:name="P41" style:family="paragraph" style:parent-style-name="Standard">
      <style:text-properties fo:font-weight="bold" officeooo:paragraph-rsid="00a38390" style:font-weight-asian="bold" style:font-weight-complex="bold"/>
    </style:style>
    <style:style style:name="P42" style:family="paragraph" style:parent-style-name="Standard">
      <style:text-properties fo:font-weight="bold" officeooo:paragraph-rsid="00ced058" style:font-weight-asian="bold" style:font-weight-complex="bold"/>
    </style:style>
    <style:style style:name="P43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44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45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46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7" style:family="paragraph" style:parent-style-name="Standard">
      <style:text-properties fo:font-weight="normal" officeooo:rsid="00084b9f" officeooo:paragraph-rsid="00ced058" style:font-weight-asian="normal" style:font-weight-complex="normal"/>
    </style:style>
    <style:style style:name="P48" style:family="paragraph" style:parent-style-name="Standard">
      <style:text-properties fo:font-weight="normal" officeooo:rsid="00084b9f" officeooo:paragraph-rsid="00fffbb4" style:font-weight-asian="normal" style:font-weight-complex="normal"/>
    </style:style>
    <style:style style:name="P49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50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51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52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53" style:family="paragraph" style:parent-style-name="Standard">
      <style:text-properties fo:font-weight="normal" officeooo:rsid="0008a0bd" officeooo:paragraph-rsid="00ced058" style:font-weight-asian="normal" style:font-weight-complex="normal"/>
    </style:style>
    <style:style style:name="P54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55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56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57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58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59" style:family="paragraph" style:parent-style-name="Standard">
      <style:text-properties fo:font-weight="normal" officeooo:rsid="000a003f" officeooo:paragraph-rsid="00ced058" style:font-weight-asian="normal" style:font-weight-complex="normal"/>
    </style:style>
    <style:style style:name="P60" style:family="paragraph" style:parent-style-name="Standard">
      <style:text-properties fo:font-weight="normal" officeooo:rsid="000a003f" officeooo:paragraph-rsid="00d22949" style:font-weight-asian="normal" style:font-weight-complex="normal"/>
    </style:style>
    <style:style style:name="P61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62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63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64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65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66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67" style:family="paragraph" style:parent-style-name="Standard">
      <style:text-properties fo:font-weight="normal" officeooo:rsid="0040a1ec" officeooo:paragraph-rsid="00fffbb4" style:font-weight-asian="normal" style:font-weight-complex="normal"/>
    </style:style>
    <style:style style:name="P68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69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70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71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72" style:family="paragraph" style:parent-style-name="Standard">
      <style:text-properties fo:font-weight="normal" officeooo:rsid="0043a449" officeooo:paragraph-rsid="00d22949" style:font-weight-asian="normal" style:font-weight-complex="normal"/>
    </style:style>
    <style:style style:name="P73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74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75" style:family="paragraph" style:parent-style-name="Standard">
      <style:text-properties fo:font-weight="normal" officeooo:rsid="0056849c" officeooo:paragraph-rsid="00ced058" style:font-weight-asian="normal" style:font-weight-complex="normal"/>
    </style:style>
    <style:style style:name="P76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77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78" style:family="paragraph" style:parent-style-name="Standard">
      <style:text-properties fo:font-weight="normal" officeooo:rsid="00868d7d" officeooo:paragraph-rsid="0107d79d" style:font-weight-asian="normal" style:font-weight-complex="normal"/>
    </style:style>
    <style:style style:name="P79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0ba2" officeooo:paragraph-rsid="00df74b2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0ba2" officeooo:paragraph-rsid="00e27dfe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0ba2" officeooo:paragraph-rsid="00f9951e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0ba2" officeooo:paragraph-rsid="00fddfde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0a0ba2" officeooo:paragraph-rsid="0107d79d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0a8804" officeooo:paragraph-rsid="00df74b2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0a8804" officeooo:paragraph-rsid="00f9951e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0a8804" officeooo:paragraph-rsid="00fe9f59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font-style="italic" fo:font-weight="normal" officeooo:rsid="00106510" officeooo:paragraph-rsid="00dbe0fe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106510" officeooo:paragraph-rsid="00e46888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106510" officeooo:paragraph-rsid="00e89399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106510" officeooo:paragraph-rsid="00e957c8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106510" officeooo:paragraph-rsid="0107d79d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font-style="italic" fo:font-weight="normal" officeooo:rsid="00106510" officeooo:paragraph-rsid="0108cbd0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16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17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18" style:family="paragraph" style:parent-style-name="Standard">
      <style:text-properties fo:font-style="italic" fo:font-weight="normal" officeooo:rsid="00868d7d" officeooo:paragraph-rsid="0107d79d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tyle="italic" fo:font-weight="normal" officeooo:rsid="00a0b81e" officeooo:paragraph-rsid="00df74b2" style:font-style-asian="italic" style:font-weight-asian="normal" style:font-style-complex="italic" style:font-weight-complex="normal"/>
    </style:style>
    <style:style style:name="P120" style:family="paragraph" style:parent-style-name="Standard">
      <style:text-properties fo:font-style="italic" fo:font-weight="normal" officeooo:rsid="00a0b81e" officeooo:paragraph-rsid="00e0afbd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fo:font-weight="normal" officeooo:rsid="00a52572" officeooo:paragraph-rsid="00df74b2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fo:font-weight="normal" officeooo:rsid="00b23041" officeooo:paragraph-rsid="00f9951e" style:font-style-asian="italic" style:font-weight-asian="normal" style:font-style-complex="italic" style:font-weight-complex="normal"/>
    </style:style>
    <style:style style:name="P123" style:family="paragraph" style:parent-style-name="Standard">
      <style:text-properties fo:font-style="italic" fo:font-weight="normal" officeooo:rsid="00b23041" officeooo:paragraph-rsid="00fddfde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fo:font-weight="normal" officeooo:rsid="00b23041" officeooo:paragraph-rsid="00fe9f59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officeooo:paragraph-rsid="00df74b2" style:font-style-asian="italic" style:font-style-complex="italic"/>
    </style:style>
    <style:style style:name="P126" style:family="paragraph" style:parent-style-name="Standard">
      <style:text-properties fo:font-style="italic" officeooo:paragraph-rsid="00f9da51" style:font-style-asian="italic" style:font-style-complex="italic"/>
    </style:style>
    <style:style style:name="P127" style:family="paragraph" style:parent-style-name="Standard">
      <style:text-properties fo:font-style="italic" officeooo:paragraph-rsid="00fe9f59" style:font-style-asian="italic" style:font-style-complex="italic"/>
    </style:style>
    <style:style style:name="P128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fo:font-weight="bold" officeooo:rsid="000a8804" officeooo:paragraph-rsid="00df74b2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fo:font-weight="bold" officeooo:rsid="000a8804" officeooo:paragraph-rsid="00f9951e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fo:font-weight="bold" officeooo:rsid="000a8804" officeooo:paragraph-rsid="00fe9f59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font-style="normal" fo:font-weight="bold" officeooo:rsid="000a8804" officeooo:paragraph-rsid="0107d79d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fo:font-weight="bold" officeooo:rsid="00d8ab15" officeooo:paragraph-rsid="00ced058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fo:font-weight="normal" officeooo:rsid="000a8804" officeooo:paragraph-rsid="00df74b2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fo:font-weight="normal" officeooo:rsid="000a8804" officeooo:paragraph-rsid="00e27dfe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fo:font-weight="normal" officeooo:rsid="000a8804" officeooo:paragraph-rsid="00e3f1ff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fo:font-weight="normal" officeooo:rsid="000a8804" officeooo:paragraph-rsid="00f9951e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fo:font-weight="normal" officeooo:rsid="000a8804" officeooo:paragraph-rsid="00f9da51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fo:font-weight="normal" officeooo:rsid="000a8804" officeooo:paragraph-rsid="00fddfde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fo:font-weight="normal" officeooo:rsid="000a8804" officeooo:paragraph-rsid="00fe9f59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fo:font-weight="normal" officeooo:rsid="000a8804" officeooo:paragraph-rsid="0107d79d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00a8804" officeooo:paragraph-rsid="010824b2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fo:font-weight="normal" officeooo:rsid="000a8804" officeooo:paragraph-rsid="0108cbd0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fo:font-weight="normal" officeooo:rsid="00868d7d" officeooo:paragraph-rsid="0107d79d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58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59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60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61" style:family="paragraph" style:parent-style-name="Standard">
      <style:text-properties fo:font-size="13pt" fo:font-weight="bold" officeooo:rsid="0008a0bd" officeooo:paragraph-rsid="00d99ff3" style:font-size-asian="13pt" style:font-weight-asian="bold" style:font-size-complex="13pt" style:font-weight-complex="bold"/>
    </style:style>
    <style:style style:name="P162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63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64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65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66" style:family="paragraph" style:parent-style-name="Standard">
      <style:text-properties officeooo:paragraph-rsid="004da29b"/>
    </style:style>
    <style:style style:name="P167" style:family="paragraph" style:parent-style-name="Standard">
      <style:text-properties officeooo:paragraph-rsid="0052cdb1"/>
    </style:style>
    <style:style style:name="P168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69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70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71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172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173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174" style:family="paragraph" style:parent-style-name="Standard">
      <style:text-properties fo:font-size="11pt" fo:font-weight="bold" officeooo:rsid="0008a0bd" officeooo:paragraph-rsid="00d99ff3" style:font-size-asian="11pt" style:font-weight-asian="bold" style:font-size-complex="11pt" style:font-weight-complex="bold"/>
    </style:style>
    <style:style style:name="P175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176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177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178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79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80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181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182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183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184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185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186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187" style:family="paragraph" style:parent-style-name="Standard">
      <style:text-properties fo:font-size="11pt" fo:font-weight="normal" officeooo:rsid="000a0ba2" officeooo:paragraph-rsid="00d99ff3" style:font-size-asian="11pt" style:font-weight-asian="normal" style:font-size-complex="11pt" style:font-weight-complex="normal"/>
    </style:style>
    <style:style style:name="P188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189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190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95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96" style:family="paragraph" style:parent-style-name="Standard">
      <style:text-properties fo:font-size="11pt" fo:font-style="normal" fo:font-weight="bold" officeooo:rsid="001b74eb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97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98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99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00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201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2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03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204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05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206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7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208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209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10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11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212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2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14" style:family="paragraph" style:parent-style-name="Standard">
      <style:text-properties fo:font-size="12pt" fo:font-weight="normal" officeooo:rsid="00084b9f" officeooo:paragraph-rsid="00cff4aa" style:font-size-asian="12pt" style:font-weight-asian="normal" style:font-size-complex="12pt" style:font-weight-complex="normal"/>
    </style:style>
    <style:style style:name="P215" style:family="paragraph" style:parent-style-name="Standard">
      <style:text-properties fo:font-size="12pt" fo:font-weight="normal" officeooo:rsid="000a003f" officeooo:paragraph-rsid="00cff4aa" style:font-size-asian="12pt" style:font-weight-asian="normal" style:font-size-complex="12pt" style:font-weight-complex="normal"/>
    </style:style>
    <style:style style:name="P216" style:family="paragraph" style:parent-style-name="Standard">
      <style:text-properties fo:font-size="12pt" fo:font-style="italic" fo:font-weight="normal" officeooo:rsid="00dbb4a4" officeooo:paragraph-rsid="00e27dfe" style:font-size-asian="12pt" style:font-style-asian="italic" style:font-weight-asian="normal" style:font-size-complex="12pt" style:font-style-complex="italic" style:font-weight-complex="normal"/>
    </style:style>
    <style:style style:name="P217" style:family="paragraph" style:parent-style-name="Standard">
      <style:text-properties fo:font-size="12pt" fo:font-style="italic" fo:font-weight="bold" officeooo:rsid="00dbb4a4" officeooo:paragraph-rsid="00e27dfe" style:font-size-asian="12pt" style:font-style-asian="italic" style:font-weight-asian="bold" style:font-size-complex="12pt" style:font-style-complex="italic" style:font-weight-complex="bold"/>
    </style:style>
    <style:style style:name="P218" style:family="paragraph" style:parent-style-name="Standard">
      <style:text-properties officeooo:paragraph-rsid="00e27dfe"/>
    </style:style>
    <style:style style:name="P219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220" style:family="paragraph" style:parent-style-name="Table_20_Contents">
      <style:text-properties officeooo:rsid="000a003f" officeooo:paragraph-rsid="004b1523"/>
    </style:style>
    <style:style style:name="P221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font-weight="bold" officeooo:rsid="000a003f" officeooo:paragraph-rsid="00d22949" style:font-weight-asian="bold" style:font-weight-complex="bold"/>
    </style:style>
    <style:style style:name="P225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226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227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228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29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30" style:family="paragraph" style:parent-style-name="Table_20_Contents">
      <style:text-properties fo:font-weight="bold" officeooo:rsid="000a003f" officeooo:paragraph-rsid="00ced058" style:font-weight-asian="bold" style:font-weight-complex="bold"/>
    </style:style>
    <style:style style:name="P231" style:family="paragraph" style:parent-style-name="Table_20_Contents">
      <style:text-properties fo:font-weight="bold" officeooo:rsid="000a003f" officeooo:paragraph-rsid="00d22949" style:font-weight-asian="bold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fo:font-weight="bold" officeooo:rsid="005f39e8" officeooo:paragraph-rsid="00ced058" style:font-weight-asian="bold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38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39" style:family="paragraph" style:parent-style-name="Table_20_Contents">
      <style:text-properties officeooo:rsid="00420c0b" officeooo:paragraph-rsid="004b1523"/>
    </style:style>
    <style:style style:name="P240" style:family="paragraph" style:parent-style-name="Table_20_Contents">
      <style:text-properties officeooo:rsid="00424429" officeooo:paragraph-rsid="004b1523"/>
    </style:style>
    <style:style style:name="P241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42" style:family="paragraph" style:parent-style-name="Table_20_Contents">
      <style:text-properties officeooo:rsid="0043a449" officeooo:paragraph-rsid="004b1523"/>
    </style:style>
    <style:style style:name="P243" style:family="paragraph" style:parent-style-name="Table_20_Contents">
      <style:text-properties officeooo:rsid="00456f25" officeooo:paragraph-rsid="00d22949"/>
    </style:style>
    <style:style style:name="P244" style:family="paragraph" style:parent-style-name="Table_20_Contents">
      <style:text-properties officeooo:rsid="005f39e8" officeooo:paragraph-rsid="005f39e8"/>
    </style:style>
    <style:style style:name="P245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46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47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48" style:family="paragraph" style:parent-style-name="Table_20_Contents">
      <style:paragraph-properties fo:text-align="center" style:justify-single-word="false"/>
      <style:text-properties officeooo:rsid="005f39e8" officeooo:paragraph-rsid="00ced058"/>
    </style:style>
    <style:style style:name="P249" style:family="paragraph" style:parent-style-name="Table_20_Contents">
      <style:text-properties officeooo:rsid="005f39e8" officeooo:paragraph-rsid="007ef7ca"/>
    </style:style>
    <style:style style:name="P250" style:family="paragraph" style:parent-style-name="Table_20_Contents">
      <style:text-properties officeooo:rsid="005f39e8" officeooo:paragraph-rsid="00c1cf8b"/>
    </style:style>
    <style:style style:name="P251" style:family="paragraph" style:parent-style-name="Table_20_Contents">
      <style:text-properties officeooo:rsid="005f39e8" officeooo:paragraph-rsid="00ced058"/>
    </style:style>
    <style:style style:name="P252" style:family="paragraph" style:parent-style-name="Table_20_Contents">
      <style:text-properties officeooo:rsid="005f39e8" officeooo:paragraph-rsid="00f5aa88"/>
    </style:style>
    <style:style style:name="P253" style:family="paragraph" style:parent-style-name="Table_20_Contents">
      <style:text-properties officeooo:rsid="005f39e8" officeooo:paragraph-rsid="00f78902"/>
    </style:style>
    <style:style style:name="P254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55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56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57" style:family="paragraph" style:parent-style-name="Table_20_Contents">
      <style:paragraph-properties fo:text-align="center" style:justify-single-word="false"/>
      <style:text-properties officeooo:rsid="006232e6" officeooo:paragraph-rsid="00ced058"/>
    </style:style>
    <style:style style:name="P258" style:family="paragraph" style:parent-style-name="Table_20_Contents">
      <style:text-properties officeooo:rsid="006232e6" officeooo:paragraph-rsid="006232e6"/>
    </style:style>
    <style:style style:name="P259" style:family="paragraph" style:parent-style-name="Table_20_Contents">
      <style:text-properties officeooo:rsid="006232e6" officeooo:paragraph-rsid="00d4e130"/>
    </style:style>
    <style:style style:name="P260" style:family="paragraph" style:parent-style-name="Table_20_Contents">
      <style:text-properties officeooo:rsid="006232e6" officeooo:paragraph-rsid="00f93c5f"/>
    </style:style>
    <style:style style:name="P261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62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63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64" style:family="paragraph" style:parent-style-name="Table_20_Contents">
      <style:paragraph-properties fo:text-align="center" style:justify-single-word="false"/>
      <style:text-properties officeooo:rsid="0063adbe" officeooo:paragraph-rsid="00ced058"/>
    </style:style>
    <style:style style:name="P265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66" style:family="paragraph" style:parent-style-name="Table_20_Contents">
      <style:paragraph-properties fo:text-align="center" style:justify-single-word="false"/>
      <style:text-properties officeooo:rsid="00664de8" officeooo:paragraph-rsid="0018c903"/>
    </style:style>
    <style:style style:name="P267" style:family="paragraph" style:parent-style-name="Table_20_Contents">
      <style:text-properties officeooo:rsid="0072af4f" officeooo:paragraph-rsid="00bbdd3e"/>
    </style:style>
    <style:style style:name="P268" style:family="paragraph" style:parent-style-name="Table_20_Contents">
      <style:text-properties officeooo:rsid="0072af4f" officeooo:paragraph-rsid="00d6c54d"/>
    </style:style>
    <style:style style:name="P269" style:family="paragraph" style:parent-style-name="Table_20_Contents">
      <style:text-properties officeooo:rsid="0072af4f" officeooo:paragraph-rsid="00f93c5f"/>
    </style:style>
    <style:style style:name="P270" style:family="paragraph" style:parent-style-name="Table_20_Contents">
      <style:text-properties officeooo:rsid="00777232" officeooo:paragraph-rsid="00777232"/>
    </style:style>
    <style:style style:name="P271" style:family="paragraph" style:parent-style-name="Table_20_Contents">
      <style:text-properties officeooo:rsid="00777232" officeooo:paragraph-rsid="00f93f80"/>
    </style:style>
    <style:style style:name="P272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73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74" style:family="paragraph" style:parent-style-name="Table_20_Contents">
      <style:paragraph-properties fo:text-align="center" style:justify-single-word="false"/>
      <style:text-properties officeooo:rsid="0078e3b6" officeooo:paragraph-rsid="00ced058"/>
    </style:style>
    <style:style style:name="P275" style:family="paragraph" style:parent-style-name="Table_20_Contents">
      <style:text-properties officeooo:rsid="0078e3b6" officeooo:paragraph-rsid="0078e3b6"/>
    </style:style>
    <style:style style:name="P276" style:family="paragraph" style:parent-style-name="Table_20_Contents">
      <style:text-properties officeooo:rsid="0078e3b6" officeooo:paragraph-rsid="007ef7ca"/>
    </style:style>
    <style:style style:name="P277" style:family="paragraph" style:parent-style-name="Table_20_Contents">
      <style:text-properties officeooo:rsid="0078e3b6" officeooo:paragraph-rsid="00ced058"/>
    </style:style>
    <style:style style:name="P278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79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80" style:family="paragraph" style:parent-style-name="Table_20_Contents">
      <style:paragraph-properties fo:text-align="center" style:justify-single-word="false"/>
      <style:text-properties officeooo:rsid="007a820b" officeooo:paragraph-rsid="00ced058"/>
    </style:style>
    <style:style style:name="P281" style:family="paragraph" style:parent-style-name="Table_20_Contents">
      <style:text-properties officeooo:rsid="007a820b" officeooo:paragraph-rsid="007a820b"/>
    </style:style>
    <style:style style:name="P282" style:family="paragraph" style:parent-style-name="Table_20_Contents">
      <style:text-properties officeooo:rsid="007a820b" officeooo:paragraph-rsid="007ef7ca"/>
    </style:style>
    <style:style style:name="P283" style:family="paragraph" style:parent-style-name="Table_20_Contents">
      <style:text-properties officeooo:rsid="007a820b" officeooo:paragraph-rsid="00ced058"/>
    </style:style>
    <style:style style:name="P284" style:family="paragraph" style:parent-style-name="Table_20_Contents">
      <style:text-properties officeooo:rsid="0080103f" officeooo:paragraph-rsid="0080103f"/>
    </style:style>
    <style:style style:name="P285" style:family="paragraph" style:parent-style-name="Table_20_Contents">
      <style:paragraph-properties fo:text-align="center" style:justify-single-word="false"/>
      <style:text-properties officeooo:rsid="0082c2e7" officeooo:paragraph-rsid="00d22949"/>
    </style:style>
    <style:style style:name="P286" style:family="paragraph" style:parent-style-name="Table_20_Contents">
      <style:text-properties officeooo:rsid="0091eff5" officeooo:paragraph-rsid="0091eff5"/>
    </style:style>
    <style:style style:name="P287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88" style:family="paragraph" style:parent-style-name="Table_20_Contents">
      <style:text-properties officeooo:rsid="00b6c1fa" officeooo:paragraph-rsid="00b6c1fa"/>
    </style:style>
    <style:style style:name="P289" style:family="paragraph" style:parent-style-name="Table_20_Contents">
      <style:text-properties officeooo:rsid="007435fb" officeooo:paragraph-rsid="00f78902"/>
    </style:style>
    <style:style style:name="P290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291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292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293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294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295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296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297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298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299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300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301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302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303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304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305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306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307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308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309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310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311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312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313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314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315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16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17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18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19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20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321" style:family="paragraph" style:parent-style-name="Table_20_Contents">
      <style:paragraph-properties fo:text-align="center" style:justify-single-word="false"/>
      <style:text-properties officeooo:rsid="00cce28a" officeooo:paragraph-rsid="00cce28a"/>
    </style:style>
    <style:style style:name="P322" style:family="paragraph" style:parent-style-name="Table_20_Contents">
      <style:text-properties officeooo:rsid="00d22949" officeooo:paragraph-rsid="00d22949"/>
    </style:style>
    <style:style style:name="P323" style:family="paragraph" style:parent-style-name="Table_20_Contents">
      <style:paragraph-properties fo:text-align="center" style:justify-single-word="false"/>
      <style:text-properties officeooo:rsid="00d22949" officeooo:paragraph-rsid="00d22949"/>
    </style:style>
    <style:style style:name="P324" style:family="paragraph" style:parent-style-name="Table_20_Contents">
      <style:paragraph-properties fo:text-align="center" style:justify-single-word="false"/>
      <style:text-properties fo:font-size="12pt" officeooo:rsid="005f39e8" officeooo:paragraph-rsid="036c8389" style:font-size-asian="12pt" style:font-size-complex="12pt"/>
    </style:style>
    <style:style style:name="P325" style:family="paragraph" style:parent-style-name="Table_20_Contents">
      <style:text-properties fo:font-size="12pt" officeooo:rsid="005f39e8" officeooo:paragraph-rsid="036c8389" style:font-size-asian="12pt" style:font-size-complex="12pt"/>
    </style:style>
    <style:style style:name="P326" style:family="paragraph" style:parent-style-name="Table_20_Contents">
      <style:text-properties officeooo:rsid="00c042ca" officeooo:paragraph-rsid="00d2cda8"/>
    </style:style>
    <style:style style:name="P327" style:family="paragraph" style:parent-style-name="Table_20_Contents">
      <style:text-properties officeooo:rsid="012a6b21" officeooo:paragraph-rsid="0162282a"/>
    </style:style>
    <style:style style:name="P328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329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330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331" style:family="paragraph" style:parent-style-name="Standard">
      <style:paragraph-properties fo:break-before="page"/>
      <style:text-properties fo:font-size="15pt" fo:font-weight="bold" officeooo:paragraph-rsid="00ced058" style:font-size-asian="15pt" style:font-weight-asian="bold" style:font-size-complex="15pt" style:font-weight-complex="bold"/>
    </style:style>
    <style:style style:name="P332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333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334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335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336" style:family="paragraph" style:parent-style-name="Standard">
      <style:paragraph-properties fo:break-before="page"/>
      <style:text-properties fo:font-weight="bold" officeooo:rsid="000a0ba2" officeooo:paragraph-rsid="00ced058" style:font-weight-asian="bold" style:font-weight-complex="bold"/>
    </style:style>
    <style:style style:name="P337" style:family="paragraph" style:parent-style-name="Standard">
      <style:text-properties fo:font-style="italic" fo:font-weight="normal" officeooo:rsid="000a8804" officeooo:paragraph-rsid="00f9951e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fo:font-weight="normal" officeooo:rsid="000a8804" officeooo:paragraph-rsid="00fe9f59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fo:font-weight="normal" officeooo:rsid="00106510" officeooo:paragraph-rsid="00fddfde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fo:font-weight="normal" officeooo:rsid="004acf3f" officeooo:paragraph-rsid="0107d79d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fo:font-weight="normal" officeooo:rsid="004acf3f" officeooo:paragraph-rsid="0108cbd0" style:font-style-asian="italic" style:font-weight-asian="normal" style:font-style-complex="italic" style:font-weight-complex="normal"/>
    </style:style>
    <style:style style:name="P342" style:family="paragraph" style:parent-style-name="Table_20_Contents">
      <style:text-properties officeooo:rsid="005f39e8" officeooo:paragraph-rsid="00f5aa88"/>
    </style:style>
    <style:style style:name="P343" style:family="paragraph" style:parent-style-name="Table_20_Contents">
      <style:text-properties officeooo:rsid="007435fb" officeooo:paragraph-rsid="00f78902"/>
    </style:style>
    <style:style style:name="P344" style:family="paragraph" style:parent-style-name="Table_20_Contents">
      <style:text-properties officeooo:rsid="007435fb" officeooo:paragraph-rsid="0111642e"/>
    </style:style>
    <style:style style:name="P345" style:family="paragraph" style:parent-style-name="Table_20_Contents">
      <style:text-properties officeooo:rsid="00741fe3" officeooo:paragraph-rsid="010fcb8c"/>
    </style:style>
    <style:style style:name="P346" style:family="paragraph" style:parent-style-name="Table_20_Contents">
      <style:text-properties fo:font-size="11pt" officeooo:rsid="007435fb" officeooo:paragraph-rsid="01120ad4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officeooo:rsid="00424429" style:font-size-asian="13pt" style:font-size-complex="13pt"/>
    </style:style>
    <style:style style:name="T5" style:family="text">
      <style:text-properties fo:font-size="13pt" officeooo:rsid="00d99ff3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cbc0af" style:font-size-asian="13pt" style:font-weight-asian="normal" style:font-size-complex="13pt" style:font-weight-complex="normal"/>
    </style:style>
    <style:style style:name="T10" style:family="text">
      <style:text-properties officeooo:rsid="000a8804"/>
    </style:style>
    <style:style style:name="T11" style:family="text">
      <style:text-properties officeooo:rsid="001f39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a59a7" style:font-style-asian="italic" style:font-style-complex="italic"/>
    </style:style>
    <style:style style:name="T14" style:family="text">
      <style:text-properties fo:font-style="italic" officeooo:rsid="004acf3f" style:font-style-asian="italic" style:font-style-complex="italic"/>
    </style:style>
    <style:style style:name="T15" style:family="text">
      <style:text-properties fo:font-style="italic" officeooo:rsid="0023c4b7" style:font-style-asian="italic" style:font-style-complex="italic"/>
    </style:style>
    <style:style style:name="T16" style:family="text">
      <style:text-properties fo:font-style="italic" officeooo:rsid="001bfa9f" style:font-style-asian="italic" style:font-style-complex="italic"/>
    </style:style>
    <style:style style:name="T17" style:family="text">
      <style:text-properties fo:font-style="italic" officeooo:rsid="0052cdb1" style:font-style-asian="italic" style:font-style-complex="italic"/>
    </style:style>
    <style:style style:name="T18" style:family="text">
      <style:text-properties fo:font-style="italic" officeooo:rsid="0054b9b7" style:font-style-asian="italic" style:font-style-complex="italic"/>
    </style:style>
    <style:style style:name="T19" style:family="text">
      <style:text-properties fo:font-style="italic" officeooo:rsid="002b53bc" style:font-style-asian="italic" style:font-style-complex="italic"/>
    </style:style>
    <style:style style:name="T20" style:family="text">
      <style:text-properties fo:font-style="italic" officeooo:rsid="00106510" style:font-style-asian="italic" style:font-style-complex="italic"/>
    </style:style>
    <style:style style:name="T21" style:family="text">
      <style:text-properties fo:font-style="italic" officeooo:rsid="00a52572" style:font-style-asian="italic" style:font-style-complex="italic"/>
    </style:style>
    <style:style style:name="T22" style:family="text">
      <style:text-properties fo:font-style="italic" officeooo:rsid="00b23041" style:font-style-asian="italic" style:font-style-complex="italic"/>
    </style:style>
    <style:style style:name="T23" style:family="text">
      <style:text-properties fo:font-style="italic" officeooo:rsid="00868d7d" style:font-style-asian="italic" style:font-style-complex="italic"/>
    </style:style>
    <style:style style:name="T24" style:family="text">
      <style:text-properties fo:font-style="italic" officeooo:rsid="008a888e" style:font-style-asian="italic" style:font-style-complex="italic"/>
    </style:style>
    <style:style style:name="T25" style:family="text">
      <style:text-properties fo:font-style="italic" officeooo:rsid="0096e3ff" style:font-style-asian="italic" style:font-style-complex="italic"/>
    </style:style>
    <style:style style:name="T26" style:family="text">
      <style:text-properties fo:font-style="italic" officeooo:rsid="009989ca" style:font-style-asian="italic" style:font-style-complex="italic"/>
    </style:style>
    <style:style style:name="T27" style:family="text">
      <style:text-properties fo:font-style="italic" officeooo:rsid="009af01e" style:font-style-asian="italic" style:font-style-complex="italic"/>
    </style:style>
    <style:style style:name="T28" style:family="text">
      <style:text-properties fo:font-style="italic" officeooo:rsid="009c9571" style:font-style-asian="italic" style:font-style-complex="italic"/>
    </style:style>
    <style:style style:name="T29" style:family="text">
      <style:text-properties fo:font-style="italic" officeooo:rsid="00a8a2ef" style:font-style-asian="italic" style:font-style-complex="italic"/>
    </style:style>
    <style:style style:name="T30" style:family="text">
      <style:text-properties fo:font-style="italic" officeooo:rsid="00aa46c7" style:font-style-asian="italic" style:font-style-complex="italic"/>
    </style:style>
    <style:style style:name="T31" style:family="text">
      <style:text-properties fo:font-style="italic" officeooo:rsid="015f6016" style:font-style-asian="italic" style:font-style-complex="italic"/>
    </style:style>
    <style:style style:name="T32" style:family="text">
      <style:text-properties fo:font-style="italic" officeooo:rsid="00df74b2" style:font-style-asian="italic" style:font-style-complex="italic"/>
    </style:style>
    <style:style style:name="T33" style:family="text">
      <style:text-properties fo:font-style="italic" officeooo:rsid="00e0afbd" style:font-style-asian="italic" style:font-style-complex="italic"/>
    </style:style>
    <style:style style:name="T34" style:family="text">
      <style:text-properties fo:font-style="italic" officeooo:rsid="00e3f1ff" style:font-style-asian="italic" style:font-style-complex="italic"/>
    </style:style>
    <style:style style:name="T35" style:family="text">
      <style:text-properties fo:font-style="italic" officeooo:rsid="00eb1e79" style:font-style-asian="italic" style:font-style-complex="italic"/>
    </style:style>
    <style:style style:name="T36" style:family="text">
      <style:text-properties fo:font-style="italic" officeooo:rsid="00dbe0fe" style:font-style-asian="italic" style:font-style-complex="italic"/>
    </style:style>
    <style:style style:name="T37" style:family="text">
      <style:text-properties fo:font-style="italic" officeooo:rsid="00f9951e" style:font-style-asian="italic" style:font-style-complex="italic"/>
    </style:style>
    <style:style style:name="T38" style:family="text">
      <style:text-properties fo:font-style="italic" officeooo:rsid="00f9da51" style:font-style-asian="italic" style:font-style-complex="italic"/>
    </style:style>
    <style:style style:name="T39" style:family="text">
      <style:text-properties fo:font-style="italic" officeooo:rsid="00fe9f59" style:font-style-asian="italic" style:font-style-complex="italic"/>
    </style:style>
    <style:style style:name="T40" style:family="text">
      <style:text-properties fo:font-style="italic" officeooo:rsid="010824b2" style:font-style-asian="italic" style:font-style-complex="italic"/>
    </style:style>
    <style:style style:name="T41" style:family="text">
      <style:text-properties fo:font-style="italic" officeooo:rsid="0108cbd0" style:font-style-asian="italic" style:font-style-complex="italic"/>
    </style:style>
    <style:style style:name="T42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3" style:family="text">
      <style:text-properties officeooo:rsid="003c6a3c"/>
    </style:style>
    <style:style style:name="T44" style:family="text">
      <style:text-properties officeooo:rsid="003ddcbb"/>
    </style:style>
    <style:style style:name="T45" style:family="text">
      <style:text-properties officeooo:rsid="0040a1ec"/>
    </style:style>
    <style:style style:name="T46" style:family="text">
      <style:text-properties officeooo:rsid="00424429"/>
    </style:style>
    <style:style style:name="T47" style:family="text">
      <style:text-properties officeooo:rsid="0043a449"/>
    </style:style>
    <style:style style:name="T48" style:family="text">
      <style:text-properties officeooo:rsid="0048d04d"/>
    </style:style>
    <style:style style:name="T49" style:family="text">
      <style:text-properties officeooo:rsid="00490090"/>
    </style:style>
    <style:style style:name="T50" style:family="text">
      <style:text-properties officeooo:rsid="0049be94"/>
    </style:style>
    <style:style style:name="T51" style:family="text">
      <style:text-properties officeooo:rsid="004a3cb2"/>
    </style:style>
    <style:style style:name="T52" style:family="text">
      <style:text-properties officeooo:rsid="004a59a7"/>
    </style:style>
    <style:style style:name="T53" style:family="text">
      <style:text-properties officeooo:rsid="004acf3f"/>
    </style:style>
    <style:style style:name="T54" style:family="text">
      <style:text-properties officeooo:rsid="004b1523"/>
    </style:style>
    <style:style style:name="T55" style:family="text">
      <style:text-properties officeooo:rsid="004da29b"/>
    </style:style>
    <style:style style:name="T56" style:family="text">
      <style:text-properties fo:font-weight="bold" officeooo:rsid="004da29b" style:font-weight-asian="bold" style:font-weight-complex="bold"/>
    </style:style>
    <style:style style:name="T57" style:family="text">
      <style:text-properties fo:font-weight="bold" officeooo:rsid="000a0ba2" style:font-weight-asian="bold" style:font-weight-complex="bold"/>
    </style:style>
    <style:style style:name="T58" style:family="text">
      <style:text-properties fo:font-weight="bold" officeooo:rsid="004a3cb2" style:font-weight-asian="bold" style:font-weight-complex="bold"/>
    </style:style>
    <style:style style:name="T59" style:family="text">
      <style:text-properties fo:font-weight="bold" officeooo:rsid="0052cdb1" style:font-weight-asian="bold" style:font-weight-complex="bold"/>
    </style:style>
    <style:style style:name="T60" style:family="text">
      <style:text-properties fo:font-weight="bold" officeooo:rsid="00c2048b" style:font-weight-asian="bold" style:font-weight-complex="bold"/>
    </style:style>
    <style:style style:name="T61" style:family="text">
      <style:text-properties officeooo:rsid="0050ffb3"/>
    </style:style>
    <style:style style:name="T62" style:family="text">
      <style:text-properties officeooo:rsid="0056849c"/>
    </style:style>
    <style:style style:name="T63" style:family="text">
      <style:text-properties officeooo:rsid="005ade35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3c6a3c" style:font-size-asian="12pt" style:font-size-complex="12pt"/>
    </style:style>
    <style:style style:name="T66" style:family="text">
      <style:text-properties fo:font-size="12pt" officeooo:rsid="00dbb4a4" style:font-size-asian="12pt" style:font-size-complex="12pt"/>
    </style:style>
    <style:style style:name="T67" style:family="text">
      <style:text-properties fo:font-size="12pt" officeooo:rsid="00471a09" style:font-size-asian="12pt" style:font-size-complex="12pt"/>
    </style:style>
    <style:style style:name="T68" style:family="text">
      <style:text-properties fo:font-size="12pt" officeooo:rsid="00c042ca" style:font-size-asian="12pt" style:font-size-complex="12pt"/>
    </style:style>
    <style:style style:name="T69" style:family="text">
      <style:text-properties fo:font-size="12pt" fo:font-style="normal" officeooo:rsid="00f9f81e" style:font-size-asian="12pt" style:font-style-asian="normal" style:font-size-complex="12pt" style:font-style-complex="normal"/>
    </style:style>
    <style:style style:name="T70" style:family="text">
      <style:text-properties fo:font-size="12pt" fo:font-style="normal" officeooo:rsid="015f6016" style:font-size-asian="12pt" style:font-style-asian="normal" style:font-size-complex="12pt" style:font-style-complex="normal"/>
    </style:style>
    <style:style style:name="T71" style:family="text">
      <style:text-properties fo:font-size="12pt" fo:font-style="normal" officeooo:rsid="00df74b2" style:font-size-asian="12pt" style:font-style-asian="normal" style:font-size-complex="12pt" style:font-style-complex="normal"/>
    </style:style>
    <style:style style:name="T72" style:family="text">
      <style:text-properties fo:font-size="12pt" fo:font-style="normal" fo:font-weight="bold" officeooo:rsid="00084b9f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font-size="12pt" fo:font-style="normal" fo:font-weight="bold" officeooo:rsid="000a0ba2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size="12pt" fo:font-style="normal" fo:font-weight="bold" officeooo:rsid="004a3cb2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font-size="12pt" fo:font-style="normal" fo:font-weight="bold" officeooo:rsid="003c6a3c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font-size="12pt" fo:font-style="normal" fo:font-weight="bold" officeooo:rsid="00dbb4a4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font-size="12pt" fo:font-style="normal" fo:font-weight="bold" officeooo:rsid="00f9f81e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size="12pt" fo:font-style="normal" fo:font-weight="bold" officeooo:rsid="00e27dfe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size="12pt" fo:font-style="normal" fo:font-weight="bold" officeooo:rsid="00dbe0fe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size="12pt" fo:font-style="italic" fo:font-weight="bold" officeooo:rsid="004a59a7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officeooo:rsid="005ba7be"/>
    </style:style>
    <style:style style:name="T82" style:family="text">
      <style:text-properties officeooo:rsid="00633b63"/>
    </style:style>
    <style:style style:name="T83" style:family="text">
      <style:text-properties officeooo:rsid="006dc825"/>
    </style:style>
    <style:style style:name="T84" style:family="text">
      <style:text-properties officeooo:rsid="00741fe3"/>
    </style:style>
    <style:style style:name="T85" style:family="text">
      <style:text-properties officeooo:rsid="00755b6a"/>
    </style:style>
    <style:style style:name="T86" style:family="text">
      <style:text-properties officeooo:rsid="007a820b"/>
    </style:style>
    <style:style style:name="T87" style:family="text">
      <style:text-properties officeooo:rsid="007d26de"/>
    </style:style>
    <style:style style:name="T88" style:family="text">
      <style:text-properties officeooo:rsid="007dd9ea"/>
    </style:style>
    <style:style style:name="T89" style:family="text">
      <style:text-properties officeooo:rsid="007f399d"/>
    </style:style>
    <style:style style:name="T90" style:family="text">
      <style:text-properties officeooo:rsid="00816eb4"/>
    </style:style>
    <style:style style:name="T91" style:family="text">
      <style:text-properties officeooo:rsid="00a4d103"/>
    </style:style>
    <style:style style:name="T92" style:family="text">
      <style:text-properties officeooo:rsid="00a52572"/>
    </style:style>
    <style:style style:name="T93" style:family="text">
      <style:text-properties officeooo:rsid="0084d8f0"/>
    </style:style>
    <style:style style:name="T94" style:family="text">
      <style:text-properties fo:font-weight="normal" officeooo:rsid="00106510" style:font-weight-asian="normal" style:font-weight-complex="normal"/>
    </style:style>
    <style:style style:name="T95" style:family="text">
      <style:text-properties fo:font-weight="normal" officeooo:rsid="00a0b81e" style:font-weight-asian="normal" style:font-weight-complex="normal"/>
    </style:style>
    <style:style style:name="T96" style:family="text">
      <style:text-properties fo:font-weight="normal" officeooo:rsid="009e9d14" style:font-weight-asian="normal" style:font-weight-complex="normal"/>
    </style:style>
    <style:style style:name="T97" style:family="text">
      <style:text-properties fo:font-weight="normal" officeooo:rsid="00886a08" style:font-weight-asian="normal" style:font-weight-complex="normal"/>
    </style:style>
    <style:style style:name="T98" style:family="text">
      <style:text-properties fo:font-weight="normal" officeooo:rsid="00df74b2" style:font-weight-asian="normal" style:font-weight-complex="normal"/>
    </style:style>
    <style:style style:name="T99" style:family="text">
      <style:text-properties fo:font-weight="normal" officeooo:rsid="00f9da51" style:font-weight-asian="normal" style:font-weight-complex="normal"/>
    </style:style>
    <style:style style:name="T100" style:family="text">
      <style:text-properties officeooo:rsid="00886a08"/>
    </style:style>
    <style:style style:name="T101" style:family="text">
      <style:text-properties officeooo:rsid="00891120"/>
    </style:style>
    <style:style style:name="T102" style:family="text">
      <style:text-properties officeooo:rsid="008e7c68"/>
    </style:style>
    <style:style style:name="T103" style:family="text">
      <style:text-properties officeooo:rsid="0090cb53"/>
    </style:style>
    <style:style style:name="T104" style:family="text">
      <style:text-properties officeooo:rsid="0096e3ff"/>
    </style:style>
    <style:style style:name="T105" style:family="text">
      <style:text-properties fo:font-style="normal" fo:font-weight="bold" officeooo:rsid="009e9d14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1bfa9f" style:font-style-asian="normal" style:font-weight-asian="bold" style:font-style-complex="normal" style:font-weight-complex="bold"/>
    </style:style>
    <style:style style:name="T107" style:family="text">
      <style:text-properties officeooo:rsid="009989ca"/>
    </style:style>
    <style:style style:name="T108" style:family="text">
      <style:text-properties officeooo:rsid="00a38390"/>
    </style:style>
    <style:style style:name="T109" style:family="text">
      <style:text-properties officeooo:rsid="00a750c4"/>
    </style:style>
    <style:style style:name="T110" style:family="text">
      <style:text-properties officeooo:rsid="00acded4"/>
    </style:style>
    <style:style style:name="T111" style:family="text">
      <style:text-properties officeooo:rsid="00471a09"/>
    </style:style>
    <style:style style:name="T112" style:family="text">
      <style:text-properties officeooo:rsid="00be6523"/>
    </style:style>
    <style:style style:name="T113" style:family="text">
      <style:text-properties fo:font-size="11pt" style:font-size-asian="11pt" style:font-size-complex="11pt"/>
    </style:style>
    <style:style style:name="T114" style:family="text">
      <style:text-properties fo:font-size="11pt" officeooo:rsid="000a8804" style:font-size-asian="11pt" style:font-size-complex="11pt"/>
    </style:style>
    <style:style style:name="T115" style:family="text">
      <style:text-properties fo:font-size="11pt" officeooo:rsid="004acf3f" style:font-size-asian="11pt" style:font-size-complex="11pt"/>
    </style:style>
    <style:style style:name="T116" style:family="text">
      <style:text-properties fo:font-size="11pt" officeooo:rsid="00c269fc" style:font-size-asian="11pt" style:font-size-complex="11pt"/>
    </style:style>
    <style:style style:name="T117" style:family="text">
      <style:text-properties fo:font-size="11pt" officeooo:rsid="000f69b3" style:font-size-asian="11pt" style:font-size-complex="11pt"/>
    </style:style>
    <style:style style:name="T118" style:family="text">
      <style:text-properties fo:font-size="11pt" fo:font-style="italic" style:font-size-asian="11pt" style:font-style-asian="italic" style:font-size-complex="11pt" style:font-style-complex="italic"/>
    </style:style>
    <style:style style:name="T119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20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21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22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23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24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25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26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27" style:family="text">
      <style:text-properties officeooo:rsid="00c02a0e"/>
    </style:style>
    <style:style style:name="T128" style:family="text">
      <style:text-properties officeooo:rsid="00c042ca"/>
    </style:style>
    <style:style style:name="T129" style:family="text">
      <style:text-properties officeooo:rsid="00c1cf8b"/>
    </style:style>
    <style:style style:name="T130" style:family="text">
      <style:text-properties officeooo:rsid="00c2048b"/>
    </style:style>
    <style:style style:name="T131" style:family="text">
      <style:text-properties officeooo:rsid="00c6ae31"/>
    </style:style>
    <style:style style:name="T132" style:family="text">
      <style:text-properties officeooo:rsid="00c86d56"/>
    </style:style>
    <style:style style:name="T133" style:family="text">
      <style:text-properties officeooo:rsid="000a003f"/>
    </style:style>
    <style:style style:name="T134" style:family="text">
      <style:text-properties officeooo:rsid="00cb32ad"/>
    </style:style>
    <style:style style:name="T135" style:family="text">
      <style:text-properties officeooo:rsid="00ced058"/>
    </style:style>
    <style:style style:name="T136" style:family="text">
      <style:text-properties officeooo:rsid="008f01fd"/>
    </style:style>
    <style:style style:name="T137" style:family="text">
      <style:text-properties officeooo:rsid="0008a0bd"/>
    </style:style>
    <style:style style:name="T138" style:family="text">
      <style:text-properties officeooo:rsid="00cff4aa"/>
    </style:style>
    <style:style style:name="T139" style:family="text">
      <style:text-properties officeooo:rsid="00945209"/>
    </style:style>
    <style:style style:name="T140" style:family="text">
      <style:text-properties officeooo:rsid="00d6c54d"/>
    </style:style>
    <style:style style:name="T141" style:family="text">
      <style:text-properties officeooo:rsid="00dbe0fe"/>
    </style:style>
    <style:style style:name="T142" style:family="text">
      <style:text-properties officeooo:rsid="00df74b2"/>
    </style:style>
    <style:style style:name="T143" style:family="text">
      <style:text-properties officeooo:rsid="018e14c1"/>
    </style:style>
    <style:style style:name="T144" style:family="text">
      <style:text-properties officeooo:rsid="00e3f1ff"/>
    </style:style>
    <style:style style:name="T145" style:family="text">
      <style:text-properties officeooo:rsid="00e89399"/>
    </style:style>
    <style:style style:name="T146" style:family="text">
      <style:text-properties officeooo:rsid="00ecdd30"/>
    </style:style>
    <style:style style:name="T147" style:family="text">
      <style:text-properties officeooo:rsid="00ee38c9"/>
    </style:style>
    <style:style style:name="T148" style:family="text">
      <style:text-properties officeooo:rsid="00ee4cbd"/>
    </style:style>
    <style:style style:name="T149" style:family="text">
      <style:text-properties officeooo:rsid="03ee0d0e"/>
    </style:style>
    <style:style style:name="T150" style:family="text">
      <style:text-properties officeooo:rsid="00f59c4e"/>
    </style:style>
    <style:style style:name="T151" style:family="text">
      <style:text-properties officeooo:rsid="00f78902"/>
    </style:style>
    <style:style style:name="T152" style:family="text">
      <style:text-properties officeooo:rsid="00f93f80"/>
    </style:style>
    <style:style style:name="T153" style:family="text">
      <style:text-properties officeooo:rsid="00fd22c7"/>
    </style:style>
    <style:style style:name="T154" style:family="text">
      <style:text-properties officeooo:rsid="00fffbb4"/>
    </style:style>
    <style:style style:name="T155" style:family="text">
      <style:text-properties officeooo:rsid="01041872"/>
    </style:style>
    <style:style style:name="T156" style:family="text">
      <style:text-properties officeooo:rsid="0105de12"/>
    </style:style>
    <style:style style:name="T157" style:family="text">
      <style:text-properties officeooo:rsid="010d6a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3">/<text:span text:style-name="T43">users</text:span></text:p>
      <text:p text:style-name="P1"/>
      <text:p text:style-name="P180">A co<text:span text:style-name="T44">llection of the users being managed by the Chantico server.</text:span></text:p>
      <text:p text:style-name="P181"/>
      <text:p text:style-name="P171">Supported Request <text:span text:style-name="T133">M</text:span>ethods</text:p>
      <text:p text:style-name="P181"/>
      <text:p text:style-name="P183">GET – Returns a list of managed users</text:p>
      <text:p text:style-name="P182">POST – <text:span text:style-name="T45">Adds a new managed user to the server</text:span></text:p>
      <text:p text:style-name="P182"/>
      <text:p text:style-name="P173">Supported <text:span text:style-name="T133">F</text:span>ormats</text:p>
      <text:p text:style-name="P173"/>
      <text:p text:style-name="P184">json</text:p>
      <text:p text:style-name="P184"/>
      <text:p text:style-name="P173">Authentication</text:p>
      <text:p text:style-name="P173"/>
      <text:p text:style-name="P185">Basic <text:span text:style-name="T46">(Only a Chantico administrator can list or create users)</text:span></text:p>
      <text:p text:style-name="P186"/>
      <text:p text:style-name="P175">Query Parameters (GET)</text:p>
      <text:p text:style-name="P18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5">Name</text:p>
          </table:table-cell>
          <table:table-cell table:style-name="Table1.A1" office:value-type="string">
            <text:p text:style-name="P316">Inclusion</text:p>
          </table:table-cell>
          <table:table-cell table:style-name="Table1.C1" office:value-type="string">
            <text:p text:style-name="P315">Description</text:p>
          </table:table-cell>
        </table:table-row>
        <table:table-row>
          <table:table-cell table:style-name="Table1.A2" office:value-type="string">
            <text:p text:style-name="P293">page</text:p>
          </table:table-cell>
          <table:table-cell table:style-name="Table1.A2" office:value-type="string">
            <text:p text:style-name="P296">optional</text:p>
          </table:table-cell>
          <table:table-cell table:style-name="Table1.C2" office:value-type="string">
            <text:p text:style-name="P294"><text:span text:style-name="T91">The display </text:span>page of a paginated user list.</text:p>
          </table:table-cell>
        </table:table-row>
        <table:table-row>
          <table:table-cell table:style-name="Table1.A2" office:value-type="string">
            <text:p text:style-name="P293">results</text:p>
          </table:table-cell>
          <table:table-cell table:style-name="Table1.A2" office:value-type="string">
            <text:p text:style-name="P296">optional</text:p>
          </table:table-cell>
          <table:table-cell table:style-name="Table1.C2" office:value-type="string">
            <text:p text:style-name="P295">The number of <text:span text:style-name="T93">users</text:span> <text:span text:style-name="T92">that make up a page.</text:span></text:p>
          </table:table-cell>
        </table:table-row>
        <table:table-row>
          <table:table-cell table:style-name="Table1.A2" office:value-type="string">
            <text:p text:style-name="P292">usernames</text:p>
          </table:table-cell>
          <table:table-cell table:style-name="Table1.A2" office:value-type="string">
            <text:p text:style-name="P291">optional</text:p>
          </table:table-cell>
          <table:table-cell table:style-name="Table1.C2" office:value-type="string">
            <text:p text:style-name="P290">A comma-separated list of <text:span text:style-name="T132">usernames to include in the results</text:span>.</text:p>
          </table:table-cell>
        </table:table-row>
      </table:table>
      <text:p text:style-name="P172"/>
      <text:p text:style-name="P176">Arguments <text:span text:style-name="T47">(POST)</text:span></text:p>
      <text:p text:style-name="P18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8">Name</text:p>
          </table:table-cell>
          <table:table-cell table:style-name="Table2.A1" office:value-type="string">
            <text:p text:style-name="P317">Inclusion</text:p>
          </table:table-cell>
          <table:table-cell table:style-name="Table2.C1" office:value-type="string">
            <text:p text:style-name="P318">Description</text:p>
          </table:table-cell>
        </table:table-row>
        <table:table-row>
          <table:table-cell table:style-name="Table2.A2" office:value-type="string">
            <text:p text:style-name="P297">username</text:p>
          </table:table-cell>
          <table:table-cell table:style-name="Table2.A2" office:value-type="string">
            <text:p text:style-name="P298">required</text:p>
          </table:table-cell>
          <table:table-cell table:style-name="Table2.C2" office:value-type="string">
            <text:p text:style-name="P299">A unique string <text:span text:style-name="T48">with which</text:span> to identify this user.</text:p>
          </table:table-cell>
        </table:table-row>
        <table:table-row>
          <table:table-cell table:style-name="Table2.A2" office:value-type="string">
            <text:p text:style-name="P297">authentication</text:p>
          </table:table-cell>
          <table:table-cell table:style-name="Table2.A2" office:value-type="string">
            <text:p text:style-name="P298">required</text:p>
          </table:table-cell>
          <table:table-cell table:style-name="Table2.C2" office:value-type="string">
            <text:p text:style-name="P297"><text:span text:style-name="T131">T</text:span>he token <text:span text:style-name="T49">need</text:span>ed to authenticate this user.</text:p>
          </table:table-cell>
        </table:table-row>
        <table:table-row>
          <table:table-cell table:style-name="Table2.A2" office:value-type="string">
            <text:p text:style-name="P301">role</text:p>
          </table:table-cell>
          <table:table-cell table:style-name="Table2.A2" office:value-type="string">
            <text:p text:style-name="P302">required</text:p>
          </table:table-cell>
          <table:table-cell table:style-name="Table2.C2" office:value-type="string">
            <text:p text:style-name="P301">Indicates the type of access <text:span text:style-name="T47">Chantico should request for this user</text:span>.</text:p>
          </table:table-cell>
        </table:table-row>
        <table:table-row>
          <table:table-cell table:style-name="Table2.A2" office:value-type="string">
            <text:p text:style-name="P303">options</text:p>
          </table:table-cell>
          <table:table-cell table:style-name="Table2.A2" office:value-type="string">
            <text:p text:style-name="P300">optional</text:p>
          </table:table-cell>
          <table:table-cell table:style-name="Table2.C2" office:value-type="string">
            <text:p text:style-name="P299"><text:span text:style-name="T62">A</text:span>dditional <text:span text:style-name="T50">directives </text:span>for requesting <text:span text:style-name="T62">API access from the</text:span> server.</text:p>
          </table:table-cell>
        </table:table-row>
      </table:table>
      <text:p text:style-name="P189"/>
      <text:p text:style-name="P177">Response Errors</text:p>
      <text:p text:style-name="P17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0">Error</text:p>
          </table:table-cell>
          <table:table-cell table:style-name="Table3.A1" office:value-type="string">
            <text:p text:style-name="P320">Reason</text:p>
          </table:table-cell>
          <table:table-cell table:style-name="Table3.C1" office:value-type="string">
            <text:p text:style-name="P319">Description</text:p>
          </table:table-cell>
        </table:table-row>
        <table:table-row>
          <table:table-cell table:style-name="Table3.A2" office:value-type="string">
            <text:p text:style-name="P304">400</text:p>
          </table:table-cell>
          <table:table-cell table:style-name="Table3.A2" office:value-type="string">
            <text:p text:style-name="P304">Bad Request</text:p>
          </table:table-cell>
          <table:table-cell table:style-name="Table3.C2" office:value-type="string">
            <text:p text:style-name="P305"><text:span text:style-name="T84">The request body is not valid JSON, some </text:span>required arguments have not been supplied, <text:span text:style-name="T129">or access could not be created using the given options directives.</text:span> <text:span text:style-name="T83">(POST only)</text:span>.</text:p>
          </table:table-cell>
        </table:table-row>
        <table:table-row>
          <table:table-cell table:style-name="Table3.A2" office:value-type="string">
            <text:p text:style-name="P304">401</text:p>
          </table:table-cell>
          <table:table-cell table:style-name="Table3.A2" office:value-type="string">
            <text:p text:style-name="P304">Unauthorized</text:p>
          </table:table-cell>
          <table:table-cell table:style-name="Table3.C2" office:value-type="string">
            <text:p text:style-name="P306">The 'Authori<text:span text:style-name="T82">z</text:span>ation' header is missing and must be supplied.</text:p>
          </table:table-cell>
        </table:table-row>
        <table:table-row>
          <table:table-cell table:style-name="Table3.A2" office:value-type="string">
            <text:p text:style-name="P304">403</text:p>
          </table:table-cell>
          <table:table-cell table:style-name="Table3.A2" office:value-type="string">
            <text:p text:style-name="P304">Forbidden</text:p>
          </table:table-cell>
          <table:table-cell table:style-name="Table3.C2" office:value-type="string">
            <text:p text:style-name="P346">The request authorisation did not include <text:span text:style-name="T151">Chantico root</text:span> credentials, <text:span text:style-name="T157">the client IP has been blacklisted, or is absent from an existent whitelist,</text:span><text:span text:style-name="T64"> </text:span><text:span text:style-name="T67">or the If-Match and ETag headers were missing</text:span><text:span text:style-name="T64">.</text:span></text:p>
          </table:table-cell>
        </table:table-row>
        <table:table-row>
          <table:table-cell table:style-name="Table3.A2" office:value-type="string">
            <text:p text:style-name="P307">404</text:p>
          </table:table-cell>
          <table:table-cell table:style-name="Table3.A2" office:value-type="string">
            <text:p text:style-name="P307">Not Found</text:p>
          </table:table-cell>
          <table:table-cell table:style-name="Table3.C2" office:value-type="string">
            <text:p text:style-name="P308">The page requested in the URI does not exist.</text:p>
          </table:table-cell>
        </table:table-row>
        <table:table-row>
          <table:table-cell table:style-name="Table3.A2" office:value-type="string">
            <text:p text:style-name="P309">405</text:p>
          </table:table-cell>
          <table:table-cell table:style-name="Table3.A2" office:value-type="string">
            <text:p text:style-name="P309">Method Not Allowed</text:p>
          </table:table-cell>
          <table:table-cell table:style-name="Table3.C2" office:value-type="string">
            <text:p text:style-name="P310"><text:span text:style-name="T84">T</text:span>he request method <text:span text:style-name="T84">was not one of:</text:span> GET, POST.</text:p>
          </table:table-cell>
        </table:table-row>
        <table:table-row>
          <table:table-cell table:style-name="Table3.A2" office:value-type="string">
            <text:p text:style-name="P311">406</text:p>
          </table:table-cell>
          <table:table-cell table:style-name="Table3.A2" office:value-type="string">
            <text:p text:style-name="P311">Not Acceptable</text:p>
          </table:table-cell>
          <table:table-cell table:style-name="Table3.C2" office:value-type="string">
            <text:p text:style-name="P312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313">409</text:p>
          </table:table-cell>
          <table:table-cell table:style-name="Table3.A2" office:value-type="string">
            <text:p text:style-name="P313">Conflict</text:p>
          </table:table-cell>
          <table:table-cell table:style-name="Table3.C2" office:value-type="string">
            <text:p text:style-name="P314">Chantico has already registered a user with the given username.</text:p>
          </table:table-cell>
        </table:table-row>
      </table:table>
      <text:p text:style-name="P13"/>
      <text:p text:style-name="P13"/>
      <text:p text:style-name="P13"><text:soft-page-break/></text:p>
      <text:p text:style-name="P13">Example<text:span text:style-name="T11">s</text:span></text:p>
      <text:p text:style-name="P13"/>
      <text:p text:style-name="P168">GET /user<text:span text:style-name="T130">s</text:span></text:p>
      <text:p text:style-name="P168"/>
      <text:p text:style-name="P168">Response Body:</text:p>
      <text:p text:style-name="P178">{</text:p>
      <text:p text:style-name="P143"><text:span text:style-name="T118"><text:tab/>“</text:span><text:span text:style-name="T119">self”:“</text:span><text:a xlink:type="simple" xlink:href="https://api.doga.gov/1.0/templates"><text:span text:style-name="T118">https://chanti.co/1.0/</text:span></text:a><text:a xlink:type="simple" xlink:href="https://api.doga.gov/1.0/templates"><text:span text:style-name="T120">user</text:span></text:a><text:a xlink:type="simple" xlink:href="https://api.doga.gov/1.0/templates"><text:span text:style-name="T121">s</text:span></text:a><text:span text:style-name="T122">”,</text:span></text:p>
      <text:p text:style-name="P143"><text:span text:style-name="T122"><text:tab/>“</text:span><text:span text:style-name="T123">next”:”</text:span><text:a xlink:type="simple" xlink:href="https://api.doga.gov/1.0/templates?page=3&amp;results=3"><text:span text:style-name="T118">https://chanti.co/1.0/</text:span></text:a><text:a xlink:type="simple" xlink:href="https://api.doga.gov/1.0/templates?page=3&amp;results=3"><text:span text:style-name="T120">user</text:span></text:a><text:a xlink:type="simple" xlink:href="https://api.doga.gov/1.0/templates?page=3&amp;results=3"><text:span text:style-name="T123">s?page</text:span></text:a><text:a xlink:type="simple" xlink:href="https://api.doga.gov/1.0/templates?page=3&amp;results=3"><text:span text:style-name="T124">=</text:span></text:a><text:a xlink:type="simple" xlink:href="https://api.doga.gov/1.0/templates?page=3&amp;results=3"><text:span text:style-name="T120">2</text:span></text:a><text:span text:style-name="T123">”,</text:span></text:p>
      <text:p text:style-name="P190"><text:span text:style-name="T21"><text:tab/>“</text:span><text:span text:style-name="T22">total”: “10</text:span><text:span text:style-name="T23">0</text:span><text:span text:style-name="T22">”,</text:span></text:p>
      <text:p text:style-name="P197"><text:tab/>“users”:[</text:p>
      <text:p text:style-name="P198"><text:tab/><text:tab/><text:span text:style-name="T101">{</text:span></text:p>
      <text:p text:style-name="P115"><text:span text:style-name="T113"><text:tab/><text:tab/><text:tab/></text:span><text:span text:style-name="T114">“self”:“</text:span><text:a xlink:type="simple" xlink:href="https://api.doga.gov/1.0/user/1421427848"><text:span text:style-name="T114">https://chanti.co/1.0/</text:span></text:a><text:a xlink:type="simple" xlink:href="https://api.doga.gov/1.0/user/1421427848"><text:span text:style-name="T114">user/1421427848</text:span></text:a><text:span text:style-name="T114">”,</text:span></text:p>
      <text:p text:style-name="P193"><text:span text:style-name="T12"><text:tab/><text:tab/><text:tab/></text:span><text:span text:style-name="T14">“username”:”user_x”,</text:span></text:p>
      <text:p text:style-name="P200"><text:tab/><text:tab/><text:tab/>“<text:span text:style-name="T10">role”:“3”,</text:span></text:p>
      <text:p text:style-name="P88"><text:span text:style-name="T113"><text:tab/><text:tab/><text:tab/>“</text:span><text:span text:style-name="T115">tokens”:“</text:span><text:a xlink:type="simple" xlink:href="https://api.doga.gov/1.0/user/1421427848/tokens"><text:span text:style-name="T115">https://chanti.co/1.0/user/1421427848/tokens</text:span></text:a><text:span text:style-name="T115">”,</text:span></text:p>
      <text:p text:style-name="P88"><text:span text:style-name="T115"><text:tab/><text:tab/><text:tab/>“</text:span><text:span text:style-name="T116">options”:[</text:span></text:p>
      <text:p text:style-name="P89"><text:span text:style-name="T116"><text:tab/><text:tab/><text:tab/><text:tab/>“organisation”:”</text:span><text:a xlink:type="simple" xlink:href="https://api.doga.gov/1.0/templates/1821939847/questions/1304768"><text:span text:style-name="T117">https://chanti.co/organisations/gender</text:span></text:a><text:span text:style-name="T116">”</text:span></text:p>
      <text:p text:style-name="P211"><text:tab/><text:tab/><text:tab/>]</text:p>
      <text:p text:style-name="P200"><text:tab/><text:tab/><text:span text:style-name="T101">},</text:span>…</text:p>
      <text:p text:style-name="P198"><text:tab/><text:span text:style-name="T100">]</text:span></text:p>
      <text:p text:style-name="P178">}</text:p>
      <text:p text:style-name="P169"/>
      <text:p text:style-name="P196">GET /users?page=4&amp;results=5</text:p>
      <text:p text:style-name="P201"/>
      <text:p text:style-name="P194">Response Body:</text:p>
      <text:p text:style-name="P206">{</text:p>
      <text:p text:style-name="P143"><text:span text:style-name="T118"><text:tab/>“</text:span><text:span text:style-name="T119">self”:“</text:span><text:a xlink:type="simple" xlink:href="https://api.doga.gov/1.0/templates"><text:span text:style-name="T118">https://chanti.co/1.0/</text:span></text:a><text:a xlink:type="simple" xlink:href="https://api.doga.gov/1.0/templates"><text:span text:style-name="T125">user</text:span></text:a><text:a xlink:type="simple" xlink:href="https://api.doga.gov/1.0/templates"><text:span text:style-name="T121">s?page=</text:span></text:a><text:a xlink:type="simple" xlink:href="https://api.doga.gov/1.0/templates"><text:span text:style-name="T125">4</text:span></text:a><text:a xlink:type="simple" xlink:href="https://api.doga.gov/1.0/templates"><text:span text:style-name="T121">&amp;results</text:span></text:a><text:a xlink:type="simple" xlink:href="https://api.doga.gov/1.0/templates"><text:span text:style-name="T125">=5</text:span></text:a><text:span text:style-name="T122">”,</text:span></text:p>
      <text:p text:style-name="P143"><text:span text:style-name="T122"><text:tab/>“</text:span><text:span text:style-name="T124">prev</text:span><text:span text:style-name="T123">”:”</text:span><text:a xlink:type="simple" xlink:href="https://api.doga.gov/1.0/templates"><text:span text:style-name="T122">https://chanti.co/1.0/</text:span></text:a><text:a xlink:type="simple" xlink:href="https://api.doga.gov/1.0/templates"><text:span text:style-name="T125">user</text:span></text:a><text:a xlink:type="simple" xlink:href="https://api.doga.gov/1.0/templates"><text:span text:style-name="T123">s?page</text:span></text:a><text:a xlink:type="simple" xlink:href="https://api.doga.gov/1.0/templates"><text:span text:style-name="T124">=</text:span></text:a><text:a xlink:type="simple" xlink:href="https://api.doga.gov/1.0/templates"><text:span text:style-name="T125">3</text:span></text:a><text:a xlink:type="simple" xlink:href="https://api.doga.gov/1.0/templates"><text:span text:style-name="T124">&amp;results</text:span></text:a><text:a xlink:type="simple" xlink:href="https://api.doga.gov/1.0/templates"><text:span text:style-name="T125">=5</text:span></text:a><text:span text:style-name="T123">”,</text:span></text:p>
      <text:p text:style-name="P143"><text:span text:style-name="T122"><text:tab/>“</text:span><text:span text:style-name="T123">next”:”</text:span><text:a xlink:type="simple" xlink:href="https://api.doga.gov/1.0/templates?page=3&amp;results=3"><text:span text:style-name="T118">https://chanti.co/1.0/</text:span></text:a><text:a xlink:type="simple" xlink:href="https://api.doga.gov/1.0/templates?page=3&amp;results=3"><text:span text:style-name="T125">user</text:span></text:a><text:a xlink:type="simple" xlink:href="https://api.doga.gov/1.0/templates?page=3&amp;results=3"><text:span text:style-name="T123">s?page</text:span></text:a><text:a xlink:type="simple" xlink:href="https://api.doga.gov/1.0/templates?page=3&amp;results=3"><text:span text:style-name="T124">=</text:span></text:a><text:a xlink:type="simple" xlink:href="https://api.doga.gov/1.0/templates?page=3&amp;results=3"><text:span text:style-name="T125">5</text:span></text:a><text:a xlink:type="simple" xlink:href="https://api.doga.gov/1.0/templates?page=3&amp;results=3"><text:span text:style-name="T124">&amp;results</text:span></text:a><text:a xlink:type="simple" xlink:href="https://api.doga.gov/1.0/templates?page=3&amp;results=3"><text:span text:style-name="T125">=5</text:span></text:a><text:span text:style-name="T123">”,</text:span></text:p>
      <text:p text:style-name="P190"><text:span text:style-name="T21"><text:tab/>“</text:span><text:span text:style-name="T22">total”: “1</text:span><text:span text:style-name="T24">0</text:span><text:span text:style-name="T22">0”,</text:span></text:p>
      <text:p text:style-name="P212"><text:span text:style-name="T94"><text:tab/>“</text:span><text:span text:style-name="T97">user</text:span><text:span text:style-name="T95">s</text:span><text:span text:style-name="T96">”:</text:span><text:span text:style-name="T95">[</text:span></text:p>
      <text:p text:style-name="P199"><text:tab/><text:tab/><text:span text:style-name="T101">{</text:span></text:p>
      <text:p text:style-name="P116"><text:span text:style-name="T113"><text:tab/><text:tab/><text:tab/></text:span><text:span text:style-name="T114">“self”:“</text:span><text:a xlink:type="simple" xlink:href="https://api.doga.gov/1.0/user/1421427848"><text:span text:style-name="T114">https://chanti.co/1.0/</text:span></text:a><text:a xlink:type="simple" xlink:href="https://api.doga.gov/1.0/user/1421427848"><text:span text:style-name="T114">user/3092845734</text:span></text:a><text:span text:style-name="T114">”,</text:span></text:p>
      <text:p text:style-name="P191"><text:span text:style-name="T12"><text:tab/><text:tab/><text:tab/></text:span><text:span text:style-name="T14">“username”:”user_x”,</text:span></text:p>
      <text:p text:style-name="P202"><text:tab/><text:tab/><text:tab/>“<text:span text:style-name="T10">role”:“3”,</text:span></text:p>
      <text:p text:style-name="P85"><text:span text:style-name="T113"><text:tab/><text:tab/><text:tab/>“</text:span><text:span text:style-name="T115">tokens”:“</text:span><text:a xlink:type="simple" xlink:href="https://api.doga.gov/1.0/user/1421427848/tokens"><text:span text:style-name="T115">https://chanti.co/1.0/user/3902845734/tokens</text:span></text:a><text:span text:style-name="T115">”</text:span></text:p>
      <text:p text:style-name="P202"><text:tab/><text:tab/><text:span text:style-name="T101">},</text:span>…</text:p>
      <text:p text:style-name="P209"><text:tab/>]</text:p>
      <text:p text:style-name="P208">}</text:p>
      <text:p text:style-name="P179"/>
      <text:p text:style-name="P179"><text:span text:style-name="T57">POST /</text:span><text:span text:style-name="T58">user</text:span><text:span text:style-name="T60">s</text:span></text:p>
      <text:p text:style-name="P170"/>
      <text:p text:style-name="P170">Request <text:span text:style-name="T10">Body</text:span>:</text:p>
      <text:p text:style-name="P203">{</text:p>
      <text:p text:style-name="P204"><text:tab/>“<text:span text:style-name="T52">username”:”user_x”</text:span></text:p>
      <text:p text:style-name="P210"><text:tab/>“password”:”5f4dcc3b5aa765d61d8327deb882cf99”</text:p>
      <text:p text:style-name="P204"><text:tab/>“<text:span text:style-name="T10">role”:“3”</text:span></text:p>
      <text:p text:style-name="P203">}</text:p>
      <text:p text:style-name="P203"/>
      <text:p text:style-name="P195">Response Body:</text:p>
      <text:p text:style-name="P207">{</text:p>
      <text:p text:style-name="P138"><text:span text:style-name="T118"><text:tab/>“self”:“</text:span><text:a xlink:type="simple" xlink:href="https://api.doga.gov/1.0/user/1421427848"><text:span text:style-name="T118">https://chanti.co/1.0/</text:span></text:a><text:a xlink:type="simple" xlink:href="https://api.doga.gov/1.0/user/1421427848"><text:span text:style-name="T126">user/1421427848</text:span></text:a><text:span text:style-name="T126">”</text:span><text:span text:style-name="T118">,</text:span></text:p>
      <text:p text:style-name="P192"><text:span text:style-name="T12"><text:tab/></text:span><text:span text:style-name="T14">“username”:”user_x”,</text:span></text:p>
      <text:p text:style-name="P205"><text:tab/>“<text:span text:style-name="T10">role”:“3”,</text:span></text:p>
      <text:p text:style-name="P79"><text:span text:style-name="T113"><text:tab/>“</text:span><text:span text:style-name="T115">tokens”:“</text:span><text:a xlink:type="simple" xlink:href="https://api.doga.gov/1.0/user/1421427848"><text:span text:style-name="T115">https://chanti.co/1.0/user/1421427848/tokens</text:span></text:a><text:span text:style-name="T115">”</text:span></text:p>
      <text:p text:style-name="P207">}</text:p>
      <text:p text:style-name="P328">/<text:span text:style-name="T43">user/{user_id}</text:span></text:p>
      <text:p text:style-name="P25"><text:soft-page-break/></text:p>
      <text:p text:style-name="P61">A <text:span text:style-name="T54">user who's API access is being managed by Chantico.</text:span></text:p>
      <text:p text:style-name="P43"/>
      <text:p text:style-name="P2"><text:span text:style-name="T1">Supported Request </text:span><text:span text:style-name="T2">M</text:span><text:span text:style-name="T1">ethods</text:span></text:p>
      <text:p text:style-name="P43"/>
      <text:p text:style-name="P64">GET – Returns <text:span text:style-name="T54">a representation of the user resource</text:span></text:p>
      <text:p text:style-name="P43">P<text:span text:style-name="T54">UT</text:span> – <text:span text:style-name="T54">Modifies an existing user resource</text:span></text:p>
      <text:p text:style-name="P73">DELETE – Deletes a user resource, thereby revoking its API access.</text:p>
      <text:p text:style-name="P43"/>
      <text:p text:style-name="P8"><text:span text:style-name="T1">Supported </text:span><text:span text:style-name="T2">F</text:span><text:span text:style-name="T1">ormats</text:span></text:p>
      <text:p text:style-name="P8"/>
      <text:p text:style-name="P49">json</text:p>
      <text:p text:style-name="P49"/>
      <text:p text:style-name="P157">Authentication</text:p>
      <text:p text:style-name="P8"/>
      <text:p text:style-name="P68">Basic</text:p>
      <text:p text:style-name="P2"/>
      <text:p text:style-name="P26">Arguments <text:span text:style-name="T47">(PUT)</text:span></text:p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5">Name</text:p>
          </table:table-cell>
          <table:table-cell table:style-name="Table4.A1" office:value-type="string">
            <text:p text:style-name="P221">Inclusion</text:p>
          </table:table-cell>
          <table:table-cell table:style-name="Table4.C1" office:value-type="string">
            <text:p text:style-name="P225">Description</text:p>
          </table:table-cell>
        </table:table-row>
        <table:table-row>
          <table:table-cell table:style-name="Table4.A2" office:value-type="string">
            <text:p text:style-name="P239">username</text:p>
          </table:table-cell>
          <table:table-cell table:style-name="Table4.A2" office:value-type="string">
            <text:p text:style-name="P237">required</text:p>
          </table:table-cell>
          <table:table-cell table:style-name="Table4.C2" office:value-type="string">
            <text:p text:style-name="P242">A unique string <text:span text:style-name="T48">with which</text:span> to identify this user.</text:p>
          </table:table-cell>
        </table:table-row>
        <table:table-row>
          <table:table-cell table:style-name="Table4.A2" office:value-type="string">
            <text:p text:style-name="P239">authentication</text:p>
          </table:table-cell>
          <table:table-cell table:style-name="Table4.A2" office:value-type="string">
            <text:p text:style-name="P321">optional</text:p>
          </table:table-cell>
          <table:table-cell table:style-name="Table4.C2" office:value-type="string">
            <text:p text:style-name="P239"><text:span text:style-name="T131">T</text:span>he token <text:span text:style-name="T49">need</text:span>ed to authenticate this user.</text:p>
          </table:table-cell>
        </table:table-row>
        <table:table-row>
          <table:table-cell table:style-name="Table4.A2" office:value-type="string">
            <text:p text:style-name="P220">role</text:p>
          </table:table-cell>
          <table:table-cell table:style-name="Table4.A2" office:value-type="string">
            <text:p text:style-name="P219">required</text:p>
          </table:table-cell>
          <table:table-cell table:style-name="Table4.C2" office:value-type="string">
            <text:p text:style-name="P220">Indicates the type of access <text:span text:style-name="T47">Chantico should request for this user</text:span>.</text:p>
          </table:table-cell>
        </table:table-row>
        <table:table-row>
          <table:table-cell table:style-name="Table4.A2" office:value-type="string">
            <text:p text:style-name="P240">options</text:p>
          </table:table-cell>
          <table:table-cell table:style-name="Table4.A2" office:value-type="string">
            <text:p text:style-name="P241">optional</text:p>
          </table:table-cell>
          <table:table-cell table:style-name="Table4.C2" office:value-type="string">
            <text:p text:style-name="P242">Provides additional <text:span text:style-name="T50">directives </text:span>for Chantico to use when <text:span text:style-name="T55">modifying the</text:span> user<text:span text:style-name="T55">'s</text:span> <text:span text:style-name="T55">API </text:span>access.</text:p>
          </table:table-cell>
        </table:table-row>
      </table:table>
      <text:p text:style-name="P54"/>
      <text:p text:style-name="P35">Response Errors</text:p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32">Error</text:p>
          </table:table-cell>
          <table:table-cell table:style-name="Table5.A1" office:value-type="string">
            <text:p text:style-name="P232">Reason</text:p>
          </table:table-cell>
          <table:table-cell table:style-name="Table5.C1" office:value-type="string">
            <text:p text:style-name="P226">Description</text:p>
          </table:table-cell>
        </table:table-row>
        <table:table-row>
          <table:table-cell table:style-name="Table5.A2" office:value-type="string">
            <text:p text:style-name="P245">400</text:p>
          </table:table-cell>
          <table:table-cell table:style-name="Table5.A2" office:value-type="string">
            <text:p text:style-name="P245">Bad Request</text:p>
          </table:table-cell>
          <table:table-cell table:style-name="Table5.C2" office:value-type="string">
            <text:p text:style-name="P250"><text:span text:style-name="T84">The request body is not valid JSON,</text:span> <text:span text:style-name="T83">some </text:span>required arguments have not been supplied <text:span text:style-name="T129">or access could not be created using the given options directives.</text:span> <text:span text:style-name="T83">(PUT only)</text:span>.</text:p>
          </table:table-cell>
        </table:table-row>
        <table:table-row>
          <table:table-cell table:style-name="Table5.A2" office:value-type="string">
            <text:p text:style-name="P245">401</text:p>
          </table:table-cell>
          <table:table-cell table:style-name="Table5.A2" office:value-type="string">
            <text:p text:style-name="P245">Unauthorized</text:p>
          </table:table-cell>
          <table:table-cell table:style-name="Table5.C2" office:value-type="string">
            <text:p text:style-name="P244">The 'Authori<text:span text:style-name="T82">z</text:span>ation' header is missing and must be supplied.</text:p>
          </table:table-cell>
        </table:table-row>
        <table:table-row>
          <table:table-cell table:style-name="Table5.A2" office:value-type="string">
            <text:p text:style-name="P245">403</text:p>
          </table:table-cell>
          <table:table-cell table:style-name="Table5.A2" office:value-type="string">
            <text:p text:style-name="P245">Forbidden</text:p>
          </table:table-cell>
          <table:table-cell table:style-name="Table5.C2" office:value-type="string">
            <text:p text:style-name="P344"><text:span text:style-name="T128">The provided authentication tokens do not match this user, the client IP has been blacklisted, or is absent from an existent whitelist,</text:span><text:span text:style-name="T68"> </text:span><text:span text:style-name="T67">or the If-Match and ETag headers were missing</text:span><text:span text:style-name="T128">.</text:span></text:p>
          </table:table-cell>
        </table:table-row>
        <table:table-row>
          <table:table-cell table:style-name="Table5.A2" office:value-type="string">
            <text:p text:style-name="P272">404</text:p>
          </table:table-cell>
          <table:table-cell table:style-name="Table5.A2" office:value-type="string">
            <text:p text:style-name="P272">Not Found</text:p>
          </table:table-cell>
          <table:table-cell table:style-name="Table5.C2" office:value-type="string">
            <text:p text:style-name="P275"><text:span text:style-name="T86">No</text:span> user resource presently exist<text:span text:style-name="T86">s at the request URI</text:span>.</text:p>
          </table:table-cell>
        </table:table-row>
        <table:table-row>
          <table:table-cell table:style-name="Table5.A2" office:value-type="string">
            <text:p text:style-name="P254">405</text:p>
          </table:table-cell>
          <table:table-cell table:style-name="Table5.A2" office:value-type="string">
            <text:p text:style-name="P254">Method Not Allowed</text:p>
          </table:table-cell>
          <table:table-cell table:style-name="Table5.C2" office:value-type="string">
            <text:p text:style-name="P258"><text:span text:style-name="T84">T</text:span>he request method <text:span text:style-name="T84">was not one of:</text:span> GET, <text:span text:style-name="T85">PUT, DELETE</text:span>.</text:p>
          </table:table-cell>
        </table:table-row>
        <table:table-row>
          <table:table-cell table:style-name="Table5.A2" office:value-type="string">
            <text:p text:style-name="P261">406</text:p>
          </table:table-cell>
          <table:table-cell table:style-name="Table5.A2" office:value-type="string">
            <text:p text:style-name="P261">Not Acceptable</text:p>
          </table:table-cell>
          <table:table-cell table:style-name="Table5.C2" office:value-type="string">
            <text:p text:style-name="P267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65">409</text:p>
          </table:table-cell>
          <table:table-cell table:style-name="Table5.A2" office:value-type="string">
            <text:p text:style-name="P265">Conflict</text:p>
          </table:table-cell>
          <table:table-cell table:style-name="Table5.C2" office:value-type="string">
            <text:p text:style-name="P288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78">410</text:p>
          </table:table-cell>
          <table:table-cell table:style-name="Table5.A2" office:value-type="string">
            <text:p text:style-name="P278">Gone</text:p>
          </table:table-cell>
          <table:table-cell table:style-name="Table5.C2" office:value-type="string">
            <text:p text:style-name="P281">A user resource <text:span text:style-name="T87">o</text:span>nce existed <text:span text:style-name="T87">at this URI</text:span>, but does not any more, <text:span text:style-name="T88">and will not at any point in the future</text:span>.</text:p>
          </table:table-cell>
        </table:table-row>
        <table:table-row>
          <table:table-cell table:style-name="Table5.A2" office:value-type="string">
            <text:p text:style-name="P265">412</text:p>
          </table:table-cell>
          <table:table-cell table:style-name="Table5.A2" office:value-type="string">
            <text:p text:style-name="P265">Precondition Failed</text:p>
          </table:table-cell>
          <table:table-cell table:style-name="Table5.C2" office:value-type="string">
            <text:p text:style-name="P270">The user's state has changed since the specified Modified-Date and ETag were issued.</text:p>
          </table:table-cell>
        </table:table-row>
      </table:table>
      <text:p text:style-name="P19"><text:soft-page-break/></text:p>
      <text:p text:style-name="P14">Example<text:span text:style-name="T11">s</text:span></text:p>
      <text:p text:style-name="P14"/>
      <text:p text:style-name="P166"><text:span text:style-name="T56">GE</text:span><text:span text:style-name="T57">T /</text:span><text:span text:style-name="T58">user/</text:span><text:span text:style-name="T42">1421427848</text:span></text:p>
      <text:p text:style-name="P80"/>
      <text:p text:style-name="P128">Response Body:</text:p>
      <text:p text:style-name="P128"/>
      <text:p text:style-name="P96">{</text:p>
      <text:p text:style-name="P139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39"><text:span text:style-name="T12"><text:tab/></text:span><text:span text:style-name="T14">“username”:”user_x”,</text:span></text:p>
      <text:p text:style-name="P80"><text:tab/>“<text:span text:style-name="T10">role”:“3”,</text:span></text:p>
      <text:p text:style-name="P80"><text:tab/>“<text:span text:style-name="T53">tokens”:“</text:span><text:a xlink:type="simple" xlink:href="https://api.doga.gov/1.0/user/1421427848"><text:span text:style-name="T53">https://chanti.co/1.0/user/1421427848/tokens</text:span></text:a><text:span text:style-name="T53">”</text:span></text:p>
      <text:p text:style-name="P162">}</text:p>
      <text:p text:style-name="P162"/>
      <text:p text:style-name="P4"><text:span text:style-name="T55">PUT /user/</text:span><text:span text:style-name="T13">1421427848</text:span></text:p>
      <text:p text:style-name="P15"/>
      <text:p text:style-name="P15">Request <text:span text:style-name="T10">Body</text:span>:</text:p>
      <text:p text:style-name="P15"/>
      <text:p text:style-name="P81">{</text:p>
      <text:p text:style-name="P81"><text:tab/>“<text:span text:style-name="T52">username”:”user_y”</text:span></text:p>
      <text:p text:style-name="P104"><text:tab/>“<text:span text:style-name="T134">authentication</text:span>”:”<text:span text:style-name="T61">ac1ef17c2db40995e9fdd40b04a5a649</text:span>”</text:p>
      <text:p text:style-name="P81"><text:tab/>“<text:span text:style-name="T10">role”:“3”,</text:span></text:p>
      <text:p text:style-name="P105"><text:tab/>“options”:</text:p>
      <text:p text:style-name="P105"><text:tab/>{</text:p>
      <text:p text:style-name="P105"><text:tab/><text:tab/>“rate-limit”:”1000”</text:p>
      <text:p text:style-name="P105"><text:tab/>}</text:p>
      <text:p text:style-name="P81">}</text:p>
      <text:p text:style-name="P81"/>
      <text:p text:style-name="P129">Response Body:</text:p>
      <text:p text:style-name="P129"/>
      <text:p text:style-name="P97">{</text:p>
      <text:p text:style-name="P140"><text:span text:style-name="T12"><text:tab/>“self”:“</text:span><text:a xlink:type="simple" xlink:href="https://api.doga.gov/1.0/user/1421427848"><text:span text:style-name="T12">https://chanti.co/1.0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40"><text:span text:style-name="T12"><text:tab/></text:span><text:span text:style-name="T14">“username”:”user_</text:span><text:span text:style-name="T18">y</text:span><text:span text:style-name="T14">”,</text:span></text:p>
      <text:p text:style-name="P90"><text:tab/>“<text:span text:style-name="T10">role”:“3”,</text:span></text:p>
      <text:p text:style-name="P106"><text:tab/>“options”:</text:p>
      <text:p text:style-name="P106"><text:tab/>{</text:p>
      <text:p text:style-name="P106"><text:tab/><text:tab/>“rate-limit”:”1000”</text:p>
      <text:p text:style-name="P106"><text:tab/>},</text:p>
      <text:p text:style-name="P81"><text:tab/>“<text:span text:style-name="T53">tokens”:“</text:span><text:a xlink:type="simple" xlink:href="https://api.doga.gov/1.0/user/1421427848"><text:span text:style-name="T53">https://chanti.co/1.0/user/1421427848/tokens</text:span></text:a><text:span text:style-name="T53">”</text:span></text:p>
      <text:p text:style-name="P163">}</text:p>
      <text:p text:style-name="P16"/>
      <text:p text:style-name="P167"><text:span text:style-name="T59">DELETE</text:span><text:span text:style-name="T57"> /</text:span><text:span text:style-name="T58">user/</text:span><text:span text:style-name="T42">1421427848</text:span></text:p>
      <text:p text:style-name="P82"/>
      <text:p text:style-name="P130">Response Body:</text:p>
      <text:p text:style-name="P130"/>
      <text:p text:style-name="P98">{</text:p>
      <text:p text:style-name="P141"><text:span text:style-name="T12"><text:tab/>“</text:span><text:span text:style-name="T15">message</text:span><text:span text:style-name="T12">”:“</text:span><text:span text:style-name="T17">User </text:span><text:span text:style-name="T13">1421427848</text:span><text:span text:style-name="T12"> </text:span><text:span text:style-name="T16">has been </text:span><text:span text:style-name="T17">deleted, and API access</text:span><text:span text:style-name="T16"> revoked.”</text:span></text:p>
      <text:p text:style-name="P163">}</text:p>
      <text:p text:style-name="P329">/<text:span text:style-name="T43">user/{user_id}/tokens</text:span></text:p>
      <text:p text:style-name="P29"/>
      <text:p text:style-name="P74">Valid API access tokens for the specified user. Read-Only.</text:p>
      <text:p text:style-name="P44"/>
      <text:p text:style-name="P3"><text:span text:style-name="T1">Supported Request </text:span><text:span text:style-name="T2">M</text:span><text:span text:style-name="T1">ethods</text:span></text:p>
      <text:p text:style-name="P44"/>
      <text:p text:style-name="P65">GET – Returns <text:span text:style-name="T127">the most recent set of API tokens for the user.</text:span></text:p>
      <text:p text:style-name="P44"/>
      <text:p text:style-name="P9"><text:span text:style-name="T1">Supported </text:span><text:span text:style-name="T2">F</text:span><text:span text:style-name="T1">ormats</text:span></text:p>
      <text:p text:style-name="P9"/>
      <text:p text:style-name="P50">json</text:p>
      <text:p text:style-name="P50"/>
      <text:p text:style-name="P158">Authentication</text:p>
      <text:p text:style-name="P9"/>
      <text:p text:style-name="P69">Basic</text:p>
      <text:p text:style-name="P55"/>
      <text:p text:style-name="P30">Query Parameters</text:p>
      <text:p text:style-name="P30"/>
      <text:p text:style-name="P76">None</text:p>
      <text:p text:style-name="P76"/>
      <text:p text:style-name="P30">Arguments</text:p>
      <text:p text:style-name="P76"/>
      <text:p text:style-name="P76">None</text:p>
      <text:p text:style-name="P56"/>
      <text:p text:style-name="P32">Response Errors</text:p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3">Error</text:p>
          </table:table-cell>
          <table:table-cell table:style-name="Table6.A1" office:value-type="string">
            <text:p text:style-name="P233">Reason</text:p>
          </table:table-cell>
          <table:table-cell table:style-name="Table6.C1" office:value-type="string">
            <text:p text:style-name="P227">Description</text:p>
          </table:table-cell>
        </table:table-row>
        <table:table-row>
          <table:table-cell table:style-name="Table6.A2" office:value-type="string">
            <text:p text:style-name="P246">401</text:p>
          </table:table-cell>
          <table:table-cell table:style-name="Table6.A2" office:value-type="string">
            <text:p text:style-name="P246">Unauthorized</text:p>
          </table:table-cell>
          <table:table-cell table:style-name="Table6.C2" office:value-type="string">
            <text:p text:style-name="P249">The 'Authori<text:span text:style-name="T82">z</text:span>ation' header is missing and must be supplied.</text:p>
          </table:table-cell>
        </table:table-row>
        <table:table-row>
          <table:table-cell table:style-name="Table6.A2" office:value-type="string">
            <text:p text:style-name="P246">403</text:p>
          </table:table-cell>
          <table:table-cell table:style-name="Table6.A2" office:value-type="string">
            <text:p text:style-name="P246">Forbidden</text:p>
          </table:table-cell>
          <table:table-cell table:style-name="Table6.C2" office:value-type="string">
            <text:p text:style-name="P345"><text:span text:style-name="T128">The provided authentication tokens do not match this user, the client IP has been blacklisted, or is absent from an existent whitelist,</text:span><text:span text:style-name="T68"> </text:span><text:span text:style-name="T67">or the If-Match and ETag headers were missing</text:span><text:span text:style-name="T68">.</text:span></text:p>
          </table:table-cell>
        </table:table-row>
        <table:table-row>
          <table:table-cell table:style-name="Table6.A2" office:value-type="string">
            <text:p text:style-name="P273">404</text:p>
          </table:table-cell>
          <table:table-cell table:style-name="Table6.A2" office:value-type="string">
            <text:p text:style-name="P273">Not Found</text:p>
          </table:table-cell>
          <table:table-cell table:style-name="Table6.C2" office:value-type="string">
            <text:p text:style-name="P276"><text:span text:style-name="T86">No user </text:span>resource presently exist<text:span text:style-name="T112">s</text:span> <text:span text:style-name="T89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55">405</text:p>
          </table:table-cell>
          <table:table-cell table:style-name="Table6.A2" office:value-type="string">
            <text:p text:style-name="P255">Method Not Allowed</text:p>
          </table:table-cell>
          <table:table-cell table:style-name="Table6.C2" office:value-type="string">
            <text:p text:style-name="P284">A non-GET request was received by the <text:span text:style-name="T90">s</text:span>erver</text:p>
          </table:table-cell>
        </table:table-row>
        <table:table-row>
          <table:table-cell table:style-name="Table6.A2" office:value-type="string">
            <text:p text:style-name="P262">406</text:p>
          </table:table-cell>
          <table:table-cell table:style-name="Table6.A2" office:value-type="string">
            <text:p text:style-name="P262">Not Acceptable</text:p>
          </table:table-cell>
          <table:table-cell table:style-name="Table6.C2" office:value-type="string">
            <text:p text:style-name="P267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279">410</text:p>
          </table:table-cell>
          <table:table-cell table:style-name="Table6.A2" office:value-type="string">
            <text:p text:style-name="P279">Gone</text:p>
          </table:table-cell>
          <table:table-cell table:style-name="Table6.C2" office:value-type="string">
            <text:p text:style-name="P282">A <text:span text:style-name="T90">token</text:span> resource <text:span text:style-name="T87">o</text:span>nce existed <text:span text:style-name="T87">at this URI</text:span>, but does not any more, <text:span text:style-name="T88">and will not at any point in the future</text:span>.</text:p>
          </table:table-cell>
        </table:table-row>
      </table:table>
      <text:p text:style-name="P164"/>
      <text:p text:style-name="P100"/>
      <text:p text:style-name="P136"><text:span text:style-name="T3">N</text:span><text:span text:style-name="T1">ote: </text:span><text:span text:style-name="T6">If the </text:span><text:span text:style-name="T9">reported resource lifetime</text:span><text:span text:style-name="T6"> has elapsed, the given tokens are no longer valid for API access, </text:span><text:span text:style-name="T7">and cannot be refreshed.</text:span><text:span text:style-name="T6"> </text:span><text:span text:style-name="T7">In such situations, API access </text:span><text:span text:style-name="T8">may</text:span><text:span text:style-name="T6"> have to be refreshed through out-of-band means.</text:span></text:p>
      <text:p text:style-name="P333">Example<text:span text:style-name="T11">s</text:span></text:p>
      <text:p text:style-name="P17"/>
      <text:p text:style-name="P18"><text:span text:style-name="T63">GE</text:span>T /<text:span text:style-name="T51">user/</text:span><text:span text:style-name="T13">1421427848</text:span><text:span text:style-name="T65">/tokens</text:span></text:p>
      <text:p text:style-name="P83"/>
      <text:p text:style-name="P131">Response Body:</text:p>
      <text:p text:style-name="P131"/>
      <text:p text:style-name="P99">{</text:p>
      <text:p text:style-name="P84"><text:tab/>“<text:span text:style-name="T81">self”:“</text:span><text:a xlink:type="simple" xlink:href="https://api.doga.gov/1.0/user/1421427848/tokens"><text:span text:style-name="T81">https://chanti.co/1.0/user/1421427848/tokens</text:span></text:a><text:span text:style-name="T81">”,</text:span></text:p>
      <text:p text:style-name="P142"><text:tab/>"key":“bb0af43cf49de09df611a79e03c92673“,</text:p>
      <text:p text:style-name="P108"><text:tab/>“secret”:”774fcb8ae72e4ecce0725a52100ca7fc“,</text:p>
      <text:p text:style-name="P111"><text:tab/>“<text:span text:style-name="T145">expiry”:1430010177,</text:span></text:p>
      <text:p text:style-name="P109"><text:tab/>“<text:span text:style-name="T141">renew”:“</text:span><text:a xlink:type="simple" xlink:href="https://api.doga.gov/1.0/user/1421427848/tokens"><text:span text:style-name="T141">https://chanti.co/1.0/user/1421427848/renewals?warrant=</text:span></text:a><text:a xlink:type="simple" xlink:href="https://api.doga.gov/1.0/user/1421427848/tokens"><text:span text:style-name="T141">9710ef450fe8bf</text:span></text:a><text:a xlink:type="simple" xlink:href="https://api.doga.gov/1.0/user/1421427848/tokens"><text:span text:style-name="T141">s</text:span></text:a><text:span text:style-name="T141">”</text:span></text:p>
      <text:p text:style-name="P165">}</text:p>
      <text:p text:style-name="P331">/<text:span text:style-name="T43">user/{user_id}/renewals</text:span></text:p>
      <text:p text:style-name="P42"/>
      <text:p text:style-name="P75"><text:span text:style-name="T135">A collection of successful renewals of the user's access tokens</text:span>.</text:p>
      <text:p text:style-name="P47"/>
      <text:p text:style-name="P7"><text:span text:style-name="T1">Supported Request </text:span><text:span text:style-name="T2">M</text:span><text:span text:style-name="T1">ethods</text:span></text:p>
      <text:p text:style-name="P215"/>
      <text:p text:style-name="P214">GET – <text:span text:style-name="T137">Returns a list of successful token renewals for the specified user</text:span></text:p>
      <text:p text:style-name="P214"><text:span text:style-name="T136">POST</text:span> – <text:span text:style-name="T138">Requests a renewal of the user's access tokens</text:span></text:p>
      <text:p text:style-name="P47"/>
      <text:p text:style-name="P12"><text:span text:style-name="T1">Supported </text:span><text:span text:style-name="T2">F</text:span><text:span text:style-name="T1">ormats</text:span></text:p>
      <text:p text:style-name="P12"/>
      <text:p text:style-name="P53">json</text:p>
      <text:p text:style-name="P53"/>
      <text:p text:style-name="P161">Authentication</text:p>
      <text:p text:style-name="P174"/>
      <text:p text:style-name="P187"><text:span text:style-name="T1">Basic </text:span><text:span text:style-name="T4">(Only a Chantico administrator can </text:span><text:span text:style-name="T5">request a token renewal</text:span><text:span text:style-name="T4">)</text:span></text:p>
      <text:p text:style-name="P59"/>
      <text:p text:style-name="P31">Query Parameters<text:span text:style-name="T47"> (GET)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31">Name</text:p>
          </table:table-cell>
          <table:table-cell table:style-name="Table18.A1" office:value-type="string">
            <text:p text:style-name="P224">Inclusion</text:p>
          </table:table-cell>
          <table:table-cell table:style-name="Table18.C1" office:value-type="string">
            <text:p text:style-name="P231">Description</text:p>
          </table:table-cell>
        </table:table-row>
        <table:table-row>
          <table:table-cell table:style-name="Table18.A2" office:value-type="string">
            <text:p text:style-name="P243">page</text:p>
          </table:table-cell>
          <table:table-cell table:style-name="Table18.A2" office:value-type="string">
            <text:p text:style-name="P285">optional</text:p>
          </table:table-cell>
          <table:table-cell table:style-name="Table18.C2" office:value-type="string">
            <text:p text:style-name="P243"><text:span text:style-name="T91">The display </text:span>page of a paginated <text:span text:style-name="T146">renewals</text:span> list.</text:p>
          </table:table-cell>
        </table:table-row>
        <table:table-row>
          <table:table-cell table:style-name="Table18.A2" office:value-type="string">
            <text:p text:style-name="P243">records</text:p>
          </table:table-cell>
          <table:table-cell table:style-name="Table18.A2" office:value-type="string">
            <text:p text:style-name="P285">optional</text:p>
          </table:table-cell>
          <table:table-cell table:style-name="Table18.C2" office:value-type="string">
            <text:p text:style-name="P243">The number of <text:span text:style-name="T146">renewals</text:span> <text:span text:style-name="T92">that make up a page.</text:span></text:p>
          </table:table-cell>
        </table:table-row>
      </table:table>
      <text:p text:style-name="P60"/>
      <text:p text:style-name="P31">Query Parameters<text:span text:style-name="T47"> (POST)</text:span></text:p>
      <text:p text:style-name="P31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31">Name</text:p>
          </table:table-cell>
          <table:table-cell table:style-name="Table16.A1" office:value-type="string">
            <text:p text:style-name="P224">Inclusion</text:p>
          </table:table-cell>
          <table:table-cell table:style-name="Table16.C1" office:value-type="string">
            <text:p text:style-name="P231">Description</text:p>
          </table:table-cell>
        </table:table-row>
        <table:table-row>
          <table:table-cell table:style-name="Table16.A2" office:value-type="string">
            <text:p text:style-name="P322">warrant</text:p>
          </table:table-cell>
          <table:table-cell table:style-name="Table16.A2" office:value-type="string">
            <text:p text:style-name="P323">required</text:p>
          </table:table-cell>
          <table:table-cell table:style-name="Table16.C2" office:value-type="string">
            <text:p text:style-name="P322">A one-time secret used to authorise this renewal request.</text:p>
          </table:table-cell>
        </table:table-row>
      </table:table>
      <text:p text:style-name="P60"/>
      <text:p text:style-name="P36">Response Errors</text:p>
      <text:p text:style-name="P3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36">Error</text:p>
          </table:table-cell>
          <table:table-cell table:style-name="Table15.A1" office:value-type="string">
            <text:p text:style-name="P236">Reason</text:p>
          </table:table-cell>
          <table:table-cell table:style-name="Table15.C1" office:value-type="string">
            <text:p text:style-name="P230">Description</text:p>
          </table:table-cell>
        </table:table-row>
        <table:table-row>
          <table:table-cell table:style-name="Table15.A2" office:value-type="string">
            <text:p text:style-name="P324">400</text:p>
          </table:table-cell>
          <table:table-cell table:style-name="Table15.A2" office:value-type="string">
            <text:p text:style-name="P324">Bad Request</text:p>
          </table:table-cell>
          <table:table-cell table:style-name="Table15.C2" office:value-type="string">
            <text:p text:style-name="P325"><text:span text:style-name="T148">The 'page','records' or 'warrant' query parameters were missing or invalid or the 'warrant' has already been used</text:span>.</text:p>
          </table:table-cell>
        </table:table-row>
        <table:table-row>
          <table:table-cell table:style-name="Table15.A2" office:value-type="string">
            <text:p text:style-name="P248">401</text:p>
          </table:table-cell>
          <table:table-cell table:style-name="Table15.A2" office:value-type="string">
            <text:p text:style-name="P248">Unauthorized</text:p>
          </table:table-cell>
          <table:table-cell table:style-name="Table15.C2" office:value-type="string">
            <text:p text:style-name="P251">The 'Authori<text:span text:style-name="T82">z</text:span>ation' header <text:span text:style-name="T147">is </text:span>missing and must be supplied.</text:p>
          </table:table-cell>
        </table:table-row>
        <table:table-row>
          <table:table-cell table:style-name="Table15.A2" office:value-type="string">
            <text:p text:style-name="P248">403</text:p>
          </table:table-cell>
          <table:table-cell table:style-name="Table15.A2" office:value-type="string">
            <text:p text:style-name="P248">Forbidden</text:p>
          </table:table-cell>
          <table:table-cell table:style-name="Table15.C2" office:value-type="string">
            <text:p text:style-name="P326">The provided 'Authorization' Header did not include authorised credentials, the request was issued from an unauthorised IP address, or the active token has already expired.</text:p>
          </table:table-cell>
        </table:table-row>
        <table:table-row>
          <table:table-cell table:style-name="Table15.A2" office:value-type="string">
            <text:p text:style-name="P274">404</text:p>
          </table:table-cell>
          <table:table-cell table:style-name="Table15.A2" office:value-type="string">
            <text:p text:style-name="P274">Not Found</text:p>
          </table:table-cell>
          <table:table-cell table:style-name="Table15.C2" office:value-type="string">
            <text:p text:style-name="P277"><text:span text:style-name="T86">No user </text:span>resource presently exist<text:span text:style-name="T112">s</text:span> <text:span text:style-name="T89">at the request URI.</text:span></text:p>
          </table:table-cell>
        </table:table-row>
        <table:table-row>
          <table:table-cell table:style-name="Table15.A2" office:value-type="string">
            <text:p text:style-name="P257">405</text:p>
          </table:table-cell>
          <table:table-cell table:style-name="Table15.A2" office:value-type="string">
            <text:p text:style-name="P257">Method Not Allowed</text:p>
          </table:table-cell>
          <table:table-cell table:style-name="Table15.C2" office:value-type="string">
            <text:p text:style-name="P259"><text:span text:style-name="T84">T</text:span>he request method <text:span text:style-name="T84">was not one of:</text:span> GET, <text:span text:style-name="T139">POST</text:span>.</text:p>
          </table:table-cell>
        </table:table-row>
        <table:table-row>
          <table:table-cell table:style-name="Table15.A2" office:value-type="string">
            <text:p text:style-name="P264">406</text:p>
          </table:table-cell>
          <table:table-cell table:style-name="Table15.A2" office:value-type="string">
            <text:p text:style-name="P264">Not Acceptable</text:p>
          </table:table-cell>
          <table:table-cell table:style-name="Table15.C2" office:value-type="string">
            <text:p text:style-name="P268">The request has 'Accept-*' headers that do not include supported formats (application/json), languages (en) or charsets (utf8).</text:p>
          </table:table-cell>
        </table:table-row>
        <table:table-row>
          <table:table-cell table:style-name="Table15.A2" office:value-type="string">
            <text:p text:style-name="P280">410</text:p>
          </table:table-cell>
          <table:table-cell table:style-name="Table15.A2" office:value-type="string">
            <text:p text:style-name="P280">Gone</text:p>
          </table:table-cell>
          <table:table-cell table:style-name="Table15.C2" office:value-type="string">
            <text:p text:style-name="P283">A <text:span text:style-name="T140">user</text:span> resource <text:span text:style-name="T87">o</text:span>nce existed <text:span text:style-name="T87">at this URI</text:span>, but does not any more, <text:span text:style-name="T88">and will not at any point in the future</text:span>.</text:p>
          </table:table-cell>
        </table:table-row>
      </table:table>
      <text:p text:style-name="P137"/>
      <text:p text:style-name="P336">Example<text:span text:style-name="T11">s</text:span></text:p>
      <text:p text:style-name="P22"/>
      <text:p text:style-name="P23"><text:span text:style-name="T63">GE</text:span>T /<text:span text:style-name="T51">user/</text:span><text:span text:style-name="T13">1421427848</text:span><text:span text:style-name="T65">/</text:span><text:span text:style-name="T66">renewals</text:span><text:span text:style-name="T69">?</text:span><text:span text:style-name="T70">page=</text:span><text:span text:style-name="T71">1</text:span><text:span text:style-name="T70">&amp;records=</text:span><text:span text:style-name="T71">6</text:span></text:p>
      <text:p text:style-name="P91"/>
      <text:p text:style-name="P132">Response Body:</text:p>
      <text:p text:style-name="P132"/>
      <text:p text:style-name="P101">{</text:p>
      <text:p text:style-name="P146"><text:span text:style-name="T12"><text:tab/>“</text:span><text:span text:style-name="T19">self”:“</text:span><text:a xlink:type="simple" xlink:href="https://api.doga.gov/1.0/templates"><text:span text:style-name="T12">https://chanti.co/</text:span></text:a><text:a xlink:type="simple" xlink:href="https://api.doga.gov/1.0/templates"><text:span text:style-name="T35">renewal</text:span></text:a><text:a xlink:type="simple" xlink:href="https://api.doga.gov/1.0/templates"><text:span text:style-name="T31">s?page=</text:span></text:a><text:a xlink:type="simple" xlink:href="https://api.doga.gov/1.0/templates"><text:span text:style-name="T32">1</text:span></text:a><text:a xlink:type="simple" xlink:href="https://api.doga.gov/1.0/templates"><text:span text:style-name="T31">&amp;records=</text:span></text:a><text:a xlink:type="simple" xlink:href="https://api.doga.gov/1.0/templates"><text:span text:style-name="T33">4</text:span></text:a><text:span text:style-name="T20">”</text:span><text:span text:style-name="T12"><text:tab/>“</text:span><text:span text:style-name="T32">next</text:span><text:span text:style-name="T19">”:“</text:span><text:a xlink:type="simple" xlink:href="https://api.doga.gov/1.0/templates"><text:span text:style-name="T12">https://chanti.co/</text:span></text:a><text:a xlink:type="simple" xlink:href="https://api.doga.gov/1.0/templates"><text:span text:style-name="T35">renewal</text:span></text:a><text:a xlink:type="simple" xlink:href="https://api.doga.gov/1.0/templates"><text:span text:style-name="T31">s?page=</text:span></text:a><text:a xlink:type="simple" xlink:href="https://api.doga.gov/1.0/templates"><text:span text:style-name="T32">2</text:span></text:a><text:a xlink:type="simple" xlink:href="https://api.doga.gov/1.0/templates"><text:span text:style-name="T31">&amp;records=</text:span></text:a><text:a xlink:type="simple" xlink:href="https://api.doga.gov/1.0/templates"><text:span text:style-name="T33">4</text:span></text:a><text:span text:style-name="T20">”</text:span></text:p>
      <text:p text:style-name="P146"><text:span text:style-name="T21"><text:tab/>“</text:span><text:span text:style-name="T22">total”: “</text:span><text:span text:style-name="T32">10</text:span><text:span text:style-name="T22">”,</text:span></text:p>
      <text:p text:style-name="P125"><text:span text:style-name="T94"><text:tab/>“</text:span><text:span text:style-name="T98">entries</text:span><text:span text:style-name="T96">”:</text:span><text:span text:style-name="T95">[</text:span></text:p>
      <text:p text:style-name="P119"><text:tab/><text:tab/>{</text:p>
      <text:p text:style-name="P119"><text:tab/><text:tab/><text:tab/>“<text:span text:style-name="T142">renewed-at”:</text:span>”<text:span text:style-name="T143">2015-04-25T18:53:38-04:00</text:span>”</text:p>
      <text:p text:style-name="P120"><text:tab/><text:tab/>},</text:p>
      <text:p text:style-name="P120"><text:tab/><text:tab/>{</text:p>
      <text:p text:style-name="P120"><text:tab/><text:tab/><text:tab/>“<text:span text:style-name="T142">renewed-at”:</text:span>”<text:span text:style-name="T143">2015-04-25T18:53:38-04:00</text:span>”</text:p>
      <text:p text:style-name="P120"><text:tab/><text:tab/>},</text:p>
      <text:p text:style-name="P120"><text:tab/><text:tab/>{</text:p>
      <text:p text:style-name="P120"><text:tab/><text:tab/><text:tab/>“<text:span text:style-name="T142">renewed-at”:</text:span>”<text:span text:style-name="T143">2015-04-25T18:53:38-04:00</text:span>”</text:p>
      <text:p text:style-name="P120"><text:tab/><text:tab/>},</text:p>
      <text:p text:style-name="P120"><text:tab/><text:tab/>{</text:p>
      <text:p text:style-name="P120"><text:tab/><text:tab/><text:tab/>“<text:span text:style-name="T142">renewed-at”:</text:span>”<text:span text:style-name="T143">2015-04-25T18:53:38-04:00</text:span>”</text:p>
      <text:p text:style-name="P120"><text:tab/><text:tab/>}</text:p>
      <text:p text:style-name="P121"><text:tab/>]</text:p>
      <text:p text:style-name="P216">}</text:p>
      <text:p text:style-name="P147"/>
      <text:p text:style-name="P218"><text:span text:style-name="T105">POST</text:span><text:span text:style-name="T106"> </text:span><text:span text:style-name="T72"><text:s/></text:span><text:span text:style-name="T73">/</text:span><text:span text:style-name="T74">user/</text:span><text:span text:style-name="T80">1421427848</text:span><text:span text:style-name="T75">/</text:span><text:span text:style-name="T76">renewals</text:span><text:span text:style-name="T77">?</text:span><text:span text:style-name="T78">warrant=</text:span><text:span text:style-name="T79">9710ef450fe8bfs</text:span></text:p>
      <text:p text:style-name="P24"/>
      <text:p text:style-name="P24">Request <text:span text:style-name="T10">Body</text:span>:</text:p>
      <text:p text:style-name="P24"/>
      <text:p text:style-name="P92">{</text:p>
      <text:p text:style-name="P148"><text:tab/><text:span text:style-name="T12">"key":“</text:span><text:span text:style-name="T34">a655c926ddf451e9f75403d593d11371</text:span><text:span text:style-name="T12">“,</text:span></text:p>
      <text:p text:style-name="P112"><text:tab/>“secret”:”<text:span text:style-name="T144">ba7c2707df665879b17dc9b5a88a106a</text:span>“,,</text:p>
      <text:p text:style-name="P112"><text:tab/>“<text:span text:style-name="T145">expiry”:1430013910,</text:span></text:p>
      <text:p text:style-name="P110"><text:tab/>“<text:span text:style-name="T141">renew”:“</text:span><text:a xlink:type="simple" xlink:href="https://api.doga.gov/1.0/user/1421427848/tokens"><text:span text:style-name="T141">https://chanti.co/1.0/user/1421427848/renewals?warrant=d09cd0c24b0a8b59d</text:span></text:a><text:span text:style-name="T141">”</text:span></text:p>
      <text:p text:style-name="P217">}</text:p>
      <text:p text:style-name="P330">/<text:span text:style-name="T102">whitelist</text:span></text:p>
      <text:p text:style-name="P40"/>
      <text:p text:style-name="P62">A co<text:span text:style-name="T44">llection of IP addresses that are approved to send requests to Chantico. If the whitelist is empty, all incoming requests from non-blacklisted IPs will be honoured.</text:span></text:p>
      <text:p text:style-name="P45"/>
      <text:p text:style-name="P5"><text:span text:style-name="T1">Supported Request </text:span><text:span text:style-name="T2">M</text:span><text:span text:style-name="T1">ethods</text:span></text:p>
      <text:p text:style-name="P45"/>
      <text:p text:style-name="P66">GET – Returns a<text:span text:style-name="T154">ll</text:span> <text:span text:style-name="T103">whitelisted IPs</text:span></text:p>
      <text:p text:style-name="P45">P<text:span text:style-name="T154">U</text:span>T – <text:span text:style-name="T45">Amend the IP addresses on the whitelist</text:span></text:p>
      <text:p text:style-name="P45"/>
      <text:p text:style-name="P10"><text:span text:style-name="T1">Supported </text:span><text:span text:style-name="T2">F</text:span><text:span text:style-name="T1">ormats</text:span></text:p>
      <text:p text:style-name="P10"/>
      <text:p text:style-name="P51">json</text:p>
      <text:p text:style-name="P51"/>
      <text:p text:style-name="P159">Authentication</text:p>
      <text:p text:style-name="P10"/>
      <text:p text:style-name="P70">Basic <text:span text:style-name="T46">(Only Chantico root user can view or modify the whitelist)</text:span></text:p>
      <text:p text:style-name="P5"/>
      <text:p text:style-name="P27">Arguments <text:span text:style-name="T47">(POST)</text:span></text:p>
      <text:p text:style-name="P5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8">Name</text:p>
          </table:table-cell>
          <table:table-cell table:style-name="Table8.A1" office:value-type="string">
            <text:p text:style-name="P222">Inclusion</text:p>
          </table:table-cell>
          <table:table-cell table:style-name="Table8.C1" office:value-type="string">
            <text:p text:style-name="P228">Description</text:p>
          </table:table-cell>
        </table:table-row>
        <table:table-row>
          <table:table-cell table:style-name="Table8.A2" office:value-type="string">
            <text:p text:style-name="P286">ip<text:span text:style-name="T150">s</text:span></text:p>
          </table:table-cell>
          <table:table-cell table:style-name="Table8.A2" office:value-type="string">
            <text:p text:style-name="P238">required</text:p>
          </table:table-cell>
          <table:table-cell table:style-name="Table8.C2" office:value-type="string">
            <text:p text:style-name="P286"><text:span text:style-name="T150">A list of IP addresses to be added to the whitelist</text:span>.</text:p>
          </table:table-cell>
        </table:table-row>
      </table:table>
      <text:p text:style-name="P57"/>
      <text:p text:style-name="P33">Response Errors</text:p>
      <text:p text:style-name="P3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4">Error</text:p>
          </table:table-cell>
          <table:table-cell table:style-name="Table9.A1" office:value-type="string">
            <text:p text:style-name="P234">Reason</text:p>
          </table:table-cell>
          <table:table-cell table:style-name="Table9.C1" office:value-type="string">
            <text:p text:style-name="P228">Description</text:p>
          </table:table-cell>
        </table:table-row>
        <table:table-row>
          <table:table-cell table:style-name="Table9.A2" office:value-type="string">
            <text:p text:style-name="P247">400</text:p>
          </table:table-cell>
          <table:table-cell table:style-name="Table9.A2" office:value-type="string">
            <text:p text:style-name="P247">Bad Request</text:p>
          </table:table-cell>
          <table:table-cell table:style-name="Table9.C2" office:value-type="string">
            <text:p text:style-name="P252"><text:span text:style-name="T84">The request body is not valid JSON, the IP address list has been omitted or contains invalid IP addresses</text:span>.</text:p>
          </table:table-cell>
        </table:table-row>
        <table:table-row>
          <table:table-cell table:style-name="Table9.A2" office:value-type="string">
            <text:p text:style-name="P247">401</text:p>
          </table:table-cell>
          <table:table-cell table:style-name="Table9.A2" office:value-type="string">
            <text:p text:style-name="P247">Unauthorized</text:p>
          </table:table-cell>
          <table:table-cell table:style-name="Table9.C2" office:value-type="string">
            <text:p text:style-name="P253">The 'Authori<text:span text:style-name="T82">z</text:span>ation' header is missing and must be supplied.</text:p>
          </table:table-cell>
        </table:table-row>
        <table:table-row>
          <table:table-cell table:style-name="Table9.A2" office:value-type="string">
            <text:p text:style-name="P247">403</text:p>
          </table:table-cell>
          <table:table-cell table:style-name="Table9.A2" office:value-type="string">
            <text:p text:style-name="P247">Forbidden</text:p>
          </table:table-cell>
          <table:table-cell table:style-name="Table9.C2" office:value-type="string">
            <text:p text:style-name="P289">The request authorisation did not include <text:span text:style-name="T151">Chantico root</text:span> credentials, <text:span text:style-name="T157">the client IP has been blacklisted, or is absent from an existent whitelist,</text:span><text:span text:style-name="T64"> </text:span><text:span text:style-name="T67">or the If-Match and ETag headers were missing</text:span><text:span text:style-name="T64">.</text:span></text:p>
          </table:table-cell>
        </table:table-row>
        <table:table-row>
          <table:table-cell table:style-name="Table9.A2" office:value-type="string">
            <text:p text:style-name="P256">405</text:p>
          </table:table-cell>
          <table:table-cell table:style-name="Table9.A2" office:value-type="string">
            <text:p text:style-name="P256">Method Not Allowed</text:p>
          </table:table-cell>
          <table:table-cell table:style-name="Table9.C2" office:value-type="string">
            <text:p text:style-name="P260"><text:span text:style-name="T84">T</text:span>he request method <text:span text:style-name="T84">was not one of:</text:span> GET, <text:span text:style-name="T139">PUT</text:span>.</text:p>
          </table:table-cell>
        </table:table-row>
        <table:table-row>
          <table:table-cell table:style-name="Table9.A2" office:value-type="string">
            <text:p text:style-name="P263">406</text:p>
          </table:table-cell>
          <table:table-cell table:style-name="Table9.A2" office:value-type="string">
            <text:p text:style-name="P263">Not Acceptable</text:p>
          </table:table-cell>
          <table:table-cell table:style-name="Table9.C2" office:value-type="string">
            <text:p text:style-name="P269">The request has 'Accept-*' headers that do not include supported formats (application/json), languages (en) or charsets (utf8).</text:p>
          </table:table-cell>
        </table:table-row>
        <table:table-row>
          <table:table-cell table:style-name="Table9.A2" office:value-type="string">
            <text:p text:style-name="P287">409</text:p>
          </table:table-cell>
          <table:table-cell table:style-name="Table9.A2" office:value-type="string">
            <text:p text:style-name="P287">Conflict</text:p>
          </table:table-cell>
          <table:table-cell table:style-name="Table9.C2" office:value-type="string">
            <text:p text:style-name="P327"><text:span text:style-name="T149">The white list contains duplicate IPs</text:span>.</text:p>
          </table:table-cell>
        </table:table-row>
        <table:table-row>
          <table:table-cell table:style-name="Table9.A2" office:value-type="string">
            <text:p text:style-name="P266">412</text:p>
          </table:table-cell>
          <table:table-cell table:style-name="Table9.A2" office:value-type="string">
            <text:p text:style-name="P266">Precondition Failed</text:p>
          </table:table-cell>
          <table:table-cell table:style-name="Table9.C2" office:value-type="string">
            <text:p text:style-name="P271">The <text:span text:style-name="T152">whitelist'</text:span>s state has changed since the specified Modified-Date and ETag were issued.</text:p>
          </table:table-cell>
        </table:table-row>
      </table:table>
      <text:p text:style-name="P20"/>
      <text:p text:style-name="P20"/>
      <text:p text:style-name="P334">Example<text:span text:style-name="T11">s</text:span></text:p>
      <text:p text:style-name="P20"/>
      <text:p text:style-name="P38">GET /<text:span text:style-name="T104">whitelist</text:span></text:p>
      <text:p text:style-name="P93"/>
      <text:p text:style-name="P133">Response Body:</text:p>
      <text:p text:style-name="P133"/>
      <text:p text:style-name="P102">{</text:p>
      <text:p text:style-name="P149"><text:span text:style-name="T12"><text:tab/>“</text:span><text:span text:style-name="T19">self”:“</text:span><text:a xlink:type="simple" xlink:href="https://api.doga.gov/1.0/user/1421427848/tokens"><text:span text:style-name="T36">https://chanti.co/1.0/</text:span></text:a><text:a xlink:type="simple" xlink:href="https://api.doga.gov/1.0/user/1421427848/tokens"><text:span text:style-name="T37">whitelist</text:span></text:a></text:p>
      <text:p text:style-name="P149"><text:span text:style-name="T21"><text:tab/>“</text:span><text:span text:style-name="T22">total”: “</text:span><text:span text:style-name="T38">5</text:span><text:span text:style-name="T22">”,</text:span></text:p>
      <text:p text:style-name="P126"><text:span text:style-name="T94"><text:tab/>“</text:span><text:span text:style-name="T99">ips</text:span><text:span text:style-name="T96">”:</text:span><text:span text:style-name="T95">[</text:span></text:p>
      <text:p text:style-name="P150"><text:span text:style-name="T12"><text:tab/><text:tab/></text:span><text:span text:style-name="T14">”</text:span><text:span text:style-name="T26">226.118.69.200</text:span><text:span text:style-name="T14">”,</text:span></text:p>
      <text:p text:style-name="P150"><text:span text:style-name="T12"><text:tab/><text:tab/></text:span><text:span text:style-name="T14">”</text:span><text:span text:style-name="T27">244.146.237.16</text:span><text:span text:style-name="T14">”,</text:span></text:p>
      <text:p text:style-name="P150"><text:span text:style-name="T12"><text:tab/><text:tab/></text:span><text:span text:style-name="T14">”</text:span><text:span text:style-name="T27">136.34.223.64</text:span><text:span text:style-name="T14">”,</text:span></text:p>
      <text:p text:style-name="P150"><text:span text:style-name="T12"><text:tab/><text:tab/></text:span><text:span text:style-name="T14">”</text:span><text:span text:style-name="T28">205.194.103.57</text:span><text:span text:style-name="T14">”,</text:span></text:p>
      <text:p text:style-name="P150"><text:span text:style-name="T12"><text:tab/><text:tab/></text:span><text:span text:style-name="T14">”</text:span><text:span text:style-name="T28">8.86.227.193</text:span><text:span text:style-name="T14">”</text:span></text:p>
      <text:p text:style-name="P122"><text:tab/>]</text:p>
      <text:p text:style-name="P102">}</text:p>
      <text:p text:style-name="P20"/>
      <text:p text:style-name="P20"><text:span text:style-name="T153">PUT</text:span> /<text:span text:style-name="T107">whitelist</text:span></text:p>
      <text:p text:style-name="P20"/>
      <text:p text:style-name="P20">Request <text:span text:style-name="T10">Body</text:span>:</text:p>
      <text:p text:style-name="P20"/>
      <text:p text:style-name="P94">{</text:p>
      <text:p text:style-name="P339"><text:tab/>“ips”:[</text:p>
      <text:p text:style-name="P151"><text:span text:style-name="T12"><text:tab/><text:tab/></text:span><text:span text:style-name="T14">”</text:span><text:span text:style-name="T26">226.118.69.200</text:span><text:span text:style-name="T14">”,</text:span></text:p>
      <text:p text:style-name="P151"><text:span text:style-name="T12"><text:tab/><text:tab/></text:span><text:span text:style-name="T14">”</text:span><text:span text:style-name="T27">136.34.223.64</text:span><text:span text:style-name="T14">”,</text:span></text:p>
      <text:p text:style-name="P151"><text:span text:style-name="T12"><text:tab/><text:tab/></text:span><text:span text:style-name="T14">”</text:span><text:span text:style-name="T28">8.86.227.193</text:span><text:span text:style-name="T14">”</text:span></text:p>
      <text:p text:style-name="P123"><text:tab/>]</text:p>
      <text:p text:style-name="P86">}</text:p>
      <text:p text:style-name="P86"/>
      <text:p text:style-name="P134">Response Body:</text:p>
      <text:p text:style-name="P134"/>
      <text:p text:style-name="P103">{</text:p>
      <text:p text:style-name="P152"><text:span text:style-name="T12"><text:tab/>“</text:span><text:span text:style-name="T19">self”:“</text:span><text:a xlink:type="simple" xlink:href="https://api.doga.gov/1.0/user/1421427848/tokens"><text:span text:style-name="T36">https://chanti.co/1.0/</text:span></text:a><text:a xlink:type="simple" xlink:href="https://api.doga.gov/1.0/user/1421427848/tokens"><text:span text:style-name="T37">whitelist</text:span></text:a></text:p>
      <text:p text:style-name="P152"><text:span text:style-name="T21"><text:tab/>“</text:span><text:span text:style-name="T22">total”: “</text:span><text:span text:style-name="T39">3</text:span><text:span text:style-name="T22">”,</text:span></text:p>
      <text:p text:style-name="P127"><text:span text:style-name="T94"><text:tab/>“</text:span><text:span text:style-name="T99">ips</text:span><text:span text:style-name="T96">”:</text:span><text:span text:style-name="T95">[</text:span></text:p>
      <text:p text:style-name="P152"><text:span text:style-name="T12"><text:tab/><text:tab/></text:span><text:span text:style-name="T14">”</text:span><text:span text:style-name="T26">226.118.69.200</text:span><text:span text:style-name="T14">”,</text:span></text:p>
      <text:p text:style-name="P152"><text:span text:style-name="T12"><text:tab/><text:tab/></text:span><text:span text:style-name="T14">”</text:span><text:span text:style-name="T27">136.34.223.64</text:span><text:span text:style-name="T14">”,</text:span></text:p>
      <text:p text:style-name="P152"><text:span text:style-name="T12"><text:tab/><text:tab/></text:span><text:span text:style-name="T14">”</text:span><text:span text:style-name="T28">8.86.227.193</text:span><text:span text:style-name="T14">”</text:span></text:p>
      <text:p text:style-name="P124"><text:tab/>]</text:p>
      <text:p text:style-name="P103">}</text:p>
      <text:p text:style-name="P332">/<text:span text:style-name="T108">blacklist</text:span></text:p>
      <text:p text:style-name="P41"/>
      <text:p text:style-name="P63">A co<text:span text:style-name="T44">llection of IP addresses that are explicitly banned from sending requests to Chantico. If the blacklist is empty, all incoming requests (unless there is a whitelist) will be honoured.</text:span></text:p>
      <text:p text:style-name="P46"/>
      <text:p text:style-name="P6"><text:span text:style-name="T1">Supported Request </text:span><text:span text:style-name="T2">M</text:span><text:span text:style-name="T1">ethods</text:span></text:p>
      <text:p text:style-name="P48"/>
      <text:p text:style-name="P67">GET – Returns a<text:span text:style-name="T154">ll blacklisted IPs</text:span></text:p>
      <text:p text:style-name="P48">P<text:span text:style-name="T154">U</text:span>T – <text:span text:style-name="T45">Amend the IP addresses on the blacklist</text:span></text:p>
      <text:p text:style-name="P46"/>
      <text:p text:style-name="P11"><text:span text:style-name="T1">Supported </text:span><text:span text:style-name="T2">F</text:span><text:span text:style-name="T1">ormats</text:span></text:p>
      <text:p text:style-name="P11"/>
      <text:p text:style-name="P52">json</text:p>
      <text:p text:style-name="P52"/>
      <text:p text:style-name="P160">Authentication</text:p>
      <text:p text:style-name="P11"/>
      <text:p text:style-name="P71">Basic <text:span text:style-name="T46">(Only Chantico root user can view or modify the blacklist)</text:span></text:p>
      <text:p text:style-name="P6"/>
      <text:p text:style-name="P28">Arguments <text:span text:style-name="T47">(POST)</text:span></text:p>
      <text:p text:style-name="P5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29">Name</text:p>
          </table:table-cell>
          <table:table-cell table:style-name="Table12.A1" office:value-type="string">
            <text:p text:style-name="P223">Inclusion</text:p>
          </table:table-cell>
          <table:table-cell table:style-name="Table12.C1" office:value-type="string">
            <text:p text:style-name="P229">Description</text:p>
          </table:table-cell>
        </table:table-row>
        <table:table-row>
          <table:table-cell table:style-name="Table12.A2" office:value-type="string">
            <text:p text:style-name="P286">ip<text:span text:style-name="T150">s</text:span></text:p>
          </table:table-cell>
          <table:table-cell table:style-name="Table12.A2" office:value-type="string">
            <text:p text:style-name="P238">required</text:p>
          </table:table-cell>
          <table:table-cell table:style-name="Table12.C2" office:value-type="string">
            <text:p text:style-name="P286"><text:span text:style-name="T150">A list of IP addresses to be added to the blacklist</text:span>.</text:p>
          </table:table-cell>
        </table:table-row>
      </table:table>
      <text:p text:style-name="P58"/>
      <text:p text:style-name="P34">Response Errors</text:p>
      <text:p text:style-name="P3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35">Error</text:p>
          </table:table-cell>
          <table:table-cell table:style-name="Table13.A1" office:value-type="string">
            <text:p text:style-name="P235">Reason</text:p>
          </table:table-cell>
          <table:table-cell table:style-name="Table13.C1" office:value-type="string">
            <text:p text:style-name="P229">Description</text:p>
          </table:table-cell>
        </table:table-row>
        <table:table-row>
          <table:table-cell table:style-name="Table13.A2" office:value-type="string">
            <text:p text:style-name="P247">400</text:p>
          </table:table-cell>
          <table:table-cell table:style-name="Table13.A2" office:value-type="string">
            <text:p text:style-name="P247">Bad Request</text:p>
          </table:table-cell>
          <table:table-cell table:style-name="Table13.C2" office:value-type="string">
            <text:p text:style-name="P252"><text:span text:style-name="T84">The request body is not valid JSON, the IP address list has been omitted or contains invalid IP addresses</text:span>.</text:p>
          </table:table-cell>
        </table:table-row>
        <table:table-row>
          <table:table-cell table:style-name="Table13.A2" office:value-type="string">
            <text:p text:style-name="P247">401</text:p>
          </table:table-cell>
          <table:table-cell table:style-name="Table13.A2" office:value-type="string">
            <text:p text:style-name="P247">Unauthorized</text:p>
          </table:table-cell>
          <table:table-cell table:style-name="Table13.C2" office:value-type="string">
            <text:p text:style-name="P253">The 'Authori<text:span text:style-name="T82">z</text:span>ation' header is missing and must be supplied.</text:p>
          </table:table-cell>
        </table:table-row>
        <table:table-row>
          <table:table-cell table:style-name="Table13.A2" office:value-type="string">
            <text:p text:style-name="P247">403</text:p>
          </table:table-cell>
          <table:table-cell table:style-name="Table13.A2" office:value-type="string">
            <text:p text:style-name="P247">Forbidden</text:p>
          </table:table-cell>
          <table:table-cell table:style-name="Table13.C2" office:value-type="string">
            <text:p text:style-name="P289">The request authorisation did not include <text:span text:style-name="T151">Chantico root</text:span> credentials, <text:span text:style-name="T157">the client IP has been blacklisted, or is absent from an existent whitelist,</text:span><text:span text:style-name="T64"> </text:span><text:span text:style-name="T67">or the If-Match and ETag headers were missing</text:span><text:span text:style-name="T64">.</text:span></text:p>
          </table:table-cell>
        </table:table-row>
        <table:table-row>
          <table:table-cell table:style-name="Table13.A2" office:value-type="string">
            <text:p text:style-name="P256">405</text:p>
          </table:table-cell>
          <table:table-cell table:style-name="Table13.A2" office:value-type="string">
            <text:p text:style-name="P256">Method Not Allowed</text:p>
          </table:table-cell>
          <table:table-cell table:style-name="Table13.C2" office:value-type="string">
            <text:p text:style-name="P260"><text:span text:style-name="T84">T</text:span>he request method <text:span text:style-name="T84">was not one of:</text:span> GET, <text:span text:style-name="T139">PUT</text:span>.</text:p>
          </table:table-cell>
        </table:table-row>
        <table:table-row>
          <table:table-cell table:style-name="Table13.A2" office:value-type="string">
            <text:p text:style-name="P263">406</text:p>
          </table:table-cell>
          <table:table-cell table:style-name="Table13.A2" office:value-type="string">
            <text:p text:style-name="P263">Not Acceptable</text:p>
          </table:table-cell>
          <table:table-cell table:style-name="Table13.C2" office:value-type="string">
            <text:p text:style-name="P269">The request has 'Accept-*' headers that do not include supported formats (application/json), languages (en) or charsets (utf8).</text:p>
          </table:table-cell>
        </table:table-row>
        <table:table-row>
          <table:table-cell table:style-name="Table13.A2" office:value-type="string">
            <text:p text:style-name="P287">409</text:p>
          </table:table-cell>
          <table:table-cell table:style-name="Table13.A2" office:value-type="string">
            <text:p text:style-name="P287">Conflict</text:p>
          </table:table-cell>
          <table:table-cell table:style-name="Table13.C2" office:value-type="string">
            <text:p text:style-name="P327"><text:span text:style-name="T149">The blacklist contains duplicate IPs</text:span>.</text:p>
          </table:table-cell>
        </table:table-row>
        <table:table-row>
          <table:table-cell table:style-name="Table13.A2" office:value-type="string">
            <text:p text:style-name="P266">412</text:p>
          </table:table-cell>
          <table:table-cell table:style-name="Table13.A2" office:value-type="string">
            <text:p text:style-name="P266">Precondition Failed</text:p>
          </table:table-cell>
          <table:table-cell table:style-name="Table13.C2" office:value-type="string">
            <text:p text:style-name="P271">The <text:span text:style-name="T155">blacklist's</text:span> state has changed since the specified Modified-Date and ETag were issued.</text:p>
          </table:table-cell>
        </table:table-row>
      </table:table>
      <text:p text:style-name="P21"/>
      <text:p text:style-name="P21"/>
      <text:p text:style-name="P335">Example<text:span text:style-name="T11">s</text:span></text:p>
      <text:p text:style-name="P21"/>
      <text:p text:style-name="P37">GET /<text:span text:style-name="T109">blacklist</text:span></text:p>
      <text:p text:style-name="P37"/>
      <text:p text:style-name="P37">Response Body:</text:p>
      <text:p text:style-name="P37"/>
      <text:p text:style-name="P77">{</text:p>
      <text:p text:style-name="P144"><text:span text:style-name="T12"><text:tab/>“</text:span><text:span text:style-name="T19">self”:“</text:span><text:a xlink:type="simple" xlink:href="https://api.doga.gov/1.0/templates"><text:span text:style-name="T12">https://chanti.co/1.0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44"><text:span text:style-name="T21"><text:tab/>“</text:span><text:span text:style-name="T22">total”: “</text:span><text:span text:style-name="T29">3</text:span><text:span text:style-name="T22">”,</text:span></text:p>
      <text:p text:style-name="P107"><text:tab/>“<text:span text:style-name="T156">ips</text:span>”:[</text:p>
      <text:p text:style-name="P145"><text:span text:style-name="T12"><text:tab/><text:tab/></text:span><text:span text:style-name="T14">”</text:span><text:span text:style-name="T30">21.241.91.51</text:span><text:span text:style-name="T14">”,</text:span></text:p>
      <text:p text:style-name="P145"><text:span text:style-name="T12"><text:tab/><text:tab/></text:span><text:span text:style-name="T14">”</text:span><text:span text:style-name="T30">121.159.217.140</text:span><text:span text:style-name="T14">”,</text:span></text:p>
      <text:p text:style-name="P145"><text:span text:style-name="T12"><text:tab/><text:tab/></text:span><text:span text:style-name="T14">”</text:span><text:span text:style-name="T30">9.90.67.221</text:span><text:span text:style-name="T14">”</text:span></text:p>
      <text:p text:style-name="P117"><text:tab/><text:span text:style-name="T100">]</text:span></text:p>
      <text:p text:style-name="P77">}</text:p>
      <text:p text:style-name="P21"/>
      <text:p text:style-name="P21"><text:span text:style-name="T156">PUT</text:span> /<text:span text:style-name="T110">blacklist</text:span></text:p>
      <text:p text:style-name="P21"/>
      <text:p text:style-name="P21">Request <text:span text:style-name="T10">Body</text:span>:</text:p>
      <text:p text:style-name="P21"/>
      <text:p text:style-name="P95">{</text:p>
      <text:p text:style-name="P113"><text:tab/>“<text:span text:style-name="T156">ips</text:span>”:[</text:p>
      <text:p text:style-name="P153"><text:span text:style-name="T12"><text:tab/><text:tab/></text:span><text:span text:style-name="T14">”</text:span><text:span text:style-name="T30">21.241.91.51</text:span><text:span text:style-name="T14">”,</text:span></text:p>
      <text:p text:style-name="P340"><text:tab/><text:tab/>“117.254.239.253”,</text:p>
      <text:p text:style-name="P153"><text:span text:style-name="T12"><text:tab/><text:tab/></text:span><text:span text:style-name="T14">”</text:span><text:span text:style-name="T30">121.159.217.140</text:span><text:span text:style-name="T14">”,</text:span></text:p>
      <text:p text:style-name="P153"><text:span text:style-name="T12"><text:tab/><text:tab/></text:span><text:span text:style-name="T14">”</text:span><text:span text:style-name="T30">9.90.67.221</text:span><text:span text:style-name="T14">”,</text:span></text:p>
      <text:p text:style-name="P154"><text:span text:style-name="T14"><text:tab/><text:tab/>“</text:span><text:span text:style-name="T40">58.191.194.89”</text:span></text:p>
      <text:p text:style-name="P118"><text:tab/><text:span text:style-name="T100">]</text:span></text:p>
      <text:p text:style-name="P87">}</text:p>
      <text:p text:style-name="P87"/>
      <text:p text:style-name="P135">Response Body:</text:p>
      <text:p text:style-name="P39"/>
      <text:p text:style-name="P78">{</text:p>
      <text:p text:style-name="P153"><text:span text:style-name="T12"><text:tab/>“</text:span><text:span text:style-name="T19">self”:“</text:span><text:a xlink:type="simple" xlink:href="https://api.doga.gov/1.0/templates"><text:span text:style-name="T12">https://chanti.co/1.0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53"><text:span text:style-name="T21"><text:tab/>“</text:span><text:span text:style-name="T22">total”: “</text:span><text:span text:style-name="T41">5</text:span><text:span text:style-name="T22">”,</text:span></text:p>
      <text:p text:style-name="P114"><text:tab/>“<text:span text:style-name="T156">ips</text:span>”:[</text:p>
      <text:p text:style-name="P155"><text:span text:style-name="T12"><text:tab/><text:tab/></text:span><text:span text:style-name="T14">”</text:span><text:span text:style-name="T30">21.241.91.51</text:span><text:span text:style-name="T14">”,</text:span></text:p>
      <text:p text:style-name="P341"><text:tab/><text:tab/>“117.254.239.253”,</text:p>
      <text:p text:style-name="P155"><text:span text:style-name="T12"><text:tab/><text:tab/></text:span><text:span text:style-name="T14">”</text:span><text:span text:style-name="T30">121.159.217.140</text:span><text:span text:style-name="T14">”,</text:span></text:p>
      <text:p text:style-name="P155"><text:span text:style-name="T12"><text:tab/><text:tab/></text:span><text:span text:style-name="T14">”</text:span><text:span text:style-name="T30">9.90.67.221</text:span><text:span text:style-name="T14">”,</text:span></text:p>
      <text:p text:style-name="P155"><text:span text:style-name="T14"><text:tab/><text:tab/>“</text:span><text:span text:style-name="T40">58.191.194.89”</text:span></text:p>
      <text:p text:style-name="P118"><text:tab/><text:span text:style-name="T100">]</text:span></text:p>
      <text:p text:style-name="P15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4-29T23:43:55.474029103</dc:date>
    <meta:editing-duration>P1DT12H28M29S</meta:editing-duration>
    <meta:editing-cycles>256</meta:editing-cycles>
    <meta:document-statistic meta:table-count="13" meta:image-count="0" meta:object-count="0" meta:page-count="13" meta:paragraph-count="480" meta:word-count="1605" meta:character-count="12053" meta:non-whitespace-character-count="10724"/>
  </office:meta>
</office:document-meta>
</file>